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65in"/>
    </style:style>
    <style:style style:name="co18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0.2744in"/>
    </style:style>
    <style:style style:name="co5" style:family="table-column">
      <style:table-column-properties fo:break-before="auto" style:column-width="0.4354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489in"/>
    </style:style>
    <style:style style:name="co8" style:family="table-column">
      <style:table-column-properties fo:break-before="auto" style:column-width="0.589in"/>
    </style:style>
    <style:style style:name="co9" style:family="table-column">
      <style:table-column-properties fo:break-before="auto" style:column-width="1.9445in"/>
    </style:style>
    <style:style style:name="co10" style:family="table-column">
      <style:table-column-properties fo:break-before="auto" style:column-width="0.45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0.5543in"/>
    </style:style>
    <style:style style:name="co13" style:family="table-column">
      <style:table-column-properties fo:break-before="auto" style:column-width="0.3126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0.9354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2.2591in"/>
    </style:style>
    <style:style style:name="co20" style:family="table-column">
      <style:table-column-properties fo:break-before="auto" style:column-width="1.4445in"/>
    </style:style>
    <style:style style:name="co21" style:family="table-column">
      <style:table-column-properties fo:break-before="auto" style:column-width="0.3925in"/>
    </style:style>
    <style:style style:name="co22" style:family="table-column">
      <style:table-column-properties fo:break-before="auto" style:column-width="1.3866in"/>
    </style:style>
    <style:style style:name="co23" style:family="table-column">
      <style:table-column-properties fo:break-before="auto" style:column-width="1.6047in"/>
    </style:style>
    <style:style style:name="co24" style:family="table-column">
      <style:table-column-properties fo:break-before="auto" style:column-width="0.6583in"/>
    </style:style>
    <style:style style:name="co25" style:family="table-column">
      <style:table-column-properties fo:break-before="auto" style:column-width="0.6764in"/>
    </style:style>
    <style:style style:name="co26" style:family="table-column">
      <style:table-column-properties fo:break-before="auto" style:column-width="0.961in"/>
    </style:style>
    <style:style style:name="co27" style:family="table-column">
      <style:table-column-properties fo:break-before="auto" style:column-width="0.4846in"/>
    </style:style>
    <style:style style:name="co28" style:family="table-column">
      <style:table-column-properties fo:break-before="auto" style:column-width="0.8701in"/>
    </style:style>
    <style:style style:name="co29" style:family="table-column">
      <style:table-column-properties fo:break-before="auto" style:column-width="1.3925in"/>
    </style:style>
    <style:style style:name="co30" style:family="table-column">
      <style:table-column-properties fo:break-before="auto" style:column-width="0.7744in"/>
    </style:style>
    <style:style style:name="co31" style:family="table-column">
      <style:table-column-properties fo:break-before="auto" style:column-width="0.4457in"/>
    </style:style>
    <style:style style:name="ro1" style:family="table-row">
      <style:table-row-properties style:row-height="0.172in" fo:break-before="auto" style:use-optimal-row-height="true"/>
    </style:style>
    <style:style style:name="ro5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7693in" fo:break-before="auto" style:use-optimal-row-height="true"/>
    </style:style>
    <style:style style:name="ro4" style:family="table-row">
      <style:table-row-properties style:row-height="0.3in" fo:break-before="auto" style:use-optimal-row-height="true"/>
    </style:style>
    <style:style style:name="ro6" style:family="table-row">
      <style:table-row-properties style:row-height="1.0693in" fo:break-before="auto" style:use-optimal-row-height="true"/>
    </style:style>
    <style:style style:name="ro7" style:family="table-row">
      <style:table-row-properties style:row-height="0.3189in" fo:break-before="auto" style:use-optimal-row-height="true"/>
    </style:style>
    <style:style style:name="ro8" style:family="table-row">
      <style:table-row-properties style:row-height="0.6189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4689in" fo:break-before="auto" style:use-optimal-row-height="true"/>
    </style:style>
    <style:style style:name="ro11" style:family="table-row">
      <style:table-row-properties style:row-height="0.9193in" fo:break-before="auto" style:use-optimal-row-height="true"/>
    </style:style>
    <style:style style:name="ro12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1">
      <style:table-cell-properties fo:border="0.0008in solid 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 style:data-style-name="N1"/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0" style:family="table-cell" style:parent-style-name="Default">
      <style:text-properties style:font-name="Times New Roman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3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75"/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6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72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592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4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Fin_20_de_20_lí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use-window-font-color="true" style:font-name="Times New Roman" fo:font-size="10pt" style:font-name-asian="Helvetica" style:font-size-asian="10pt" style:font-name-complex="Helvetica" style:font-size-complex="10pt"/>
    </style:style>
  </office:automatic-styles>
  <office:body>
    <office:spreadsheet>
      <table:table table:name="WR Stats" table:style-name="ta1" table:print="false"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15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number-columns-repeated="2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Default"/>
        <table:table-column table:style-name="co16" table:default-cell-style-name="ce19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Wi</text:p>
          </table:table-cell>
          <table:table-cell table:style-name="ce5" office:value-type="string">
            <text:p>Wf</text:p>
          </table:table-cell>
          <table:table-cell table:style-name="ce5" office:value-type="string">
            <text:p>SAM</text:p>
          </table:table-cell>
          <table:table-cell table:style-name="ce5" office:value-type="string">
            <text:p>HC</text:p>
          </table:table-cell>
          <table:table-cell table:style-name="ce5" office:value-type="string">
            <text:p>Links</text:p>
          </table:table-cell>
          <table:table-cell table:style-name="ce7" office:value-type="string">
            <text:p>Week #</text:p>
          </table:table-cell>
          <table:table-cell table:style-name="ce8" table:formula="of:=WEEKNUM(TODAY();1)" office:value-type="float" office:value="36">
            <office:annotation draw:style-name="gr2" draw:text-style-name="P1" svg:width="1.1933in" svg:height="0.3472in" svg:x="3.2193in" svg:y="0in" draw:caption-point-x="-0.2402in" draw:caption-point-y="0.0043in">
              <dc:date>2013-06-19T00:00:00</dc:date>
              <text:p text:style-name="P1"><text:span text:style-name="T1">Present week #</text:span></text:p>
            </office:annotation>
            <text:p>36</text:p>
          </table:table-cell>
          <table:table-cell table:style-name="ce11" office:value-type="string">
            <text:p><text:a xlink:href="http://dashb-ssb.cern.ch/dashboard/request.py/siteviewhistory?columnid=152&amp;debug=false#time=168&amp;start_date=&amp;end_date=&amp;values=false&amp;spline=false&amp;debug=false&amp;resample=false&amp;sites=all">Site</text:a>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Week In</text:p>
          </table:table-cell>
          <table:table-cell table:style-name="ce5" office:value-type="string">
            <text:p>Out</text:p>
          </table:table-cell>
          <table:table-cell table:style-name="ce5" office:value-type="string">
            <text:p>already OUT</text:p>
          </table:table-cell>
          <table:table-cell table:style-name="ce5" office:value-type="string">
            <text:p>Week Out</text:p>
          </table:table-cell>
          <table:table-cell table:style-name="ce5" office:value-type="string">
            <text:p>Month</text:p>
          </table:table-cell>
          <table:table-cell table:style-name="ce5" office:value-type="string">
            <text:p>Total Weeks</text:p>
          </table:table-cell>
          <table:table-cell table:style-name="ce5" office:value-type="string">
            <text:p>Failed Test 1</text:p>
          </table:table-cell>
          <table:table-cell table:style-name="ce5" office:value-type="string">
            <text:p>Exit Code</text:p>
          </table:table-cell>
          <table:table-cell table:style-name="ce5" office:value-type="string">
            <text:p>Failed Test 2</text:p>
          </table:table-cell>
          <table:table-cell table:style-name="ce5" office:value-type="string">
            <text:p>Exit Code 2</text:p>
          </table:table-cell>
          <table:table-cell/>
          <table:table-cell table:style-name="ce21" office:value-type="string">
            <text:p>Last update</text:p>
          </table:table-cell>
        </table:table-row>
        <table:table-row table:style-name="ro1">
          <table:table-cell table:style-name="ce6" office:value-type="string">
            <text:p>Jun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6">
            <text:p>26</text:p>
          </table:table-cell>
          <table:table-cell table:style-name="ce6" table:formula="of:=SUMPRODUCT(([.$O$2:.$O$30]=[.$A2])*([.$Q$2:.$Q$30]=[.D$1]))+SUMPRODUCT(([.$O$2:.$O$30]=[.$A2])*([.$S$2:.$S$30]=[.D$1]))" office:value-type="float" office:value="5">
            <text:p>5</text:p>
          </table:table-cell>
          <table:table-cell table:style-name="ce6" table:formula="of:=SUMPRODUCT(([.$O$2:.$O$30]=[.$A2])*([.$Q$2:.$Q$30]=[.E$1]))+SUMPRODUCT(([.$O$2:.$O$30]=[.$A2])*([.$S$2:.$S$30]=[.E$1]))" office:value-type="float" office:value="4">
            <text:p>4</text:p>
          </table:table-cell>
          <table:table-cell table:style-name="ce6" table:formula="of:=SUMPRODUCT(([.$O$2:.$O$30]=[.$A2])*([.$Q$2:.$Q$30]=[.F$1]))+SUMPRODUCT(([.$O$2:.$O$30]=[.$A2])*([.$S$2:.$S$30]=[.F$1]))" office:value-type="float" office:value="10">
            <text:p>10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string">
            <text:p><text:a xlink:href="http://dashb-ssb.cern.ch/dashboard/request.py/siteview?view=default&amp;site=T2_BR_UERJ">T2_BR_UERJ</text:a></text:p>
          </table:table-cell>
          <table:table-cell table:style-name="ce6" table:formula="of:=IF([.K2]=[.$H$1];&quot;X&quot;;&quot;&quot;)">
            <text:p/>
          </table:table-cell>
          <table:table-cell table:style-name="ce6" office:value-type="float" office:value="20">
            <text:p>20</text:p>
          </table:table-cell>
          <table:table-cell table:style-name="ce6" table:formula="of:=IF([.N2]=[.$H$1];&quot;X&quot;;&quot;&quot;)">
            <text:p/>
          </table:table-cell>
          <table:table-cell table:style-name="ce6" table:formula="of:=IF(ISBLANK([.N2]);&quot;o&quot;;&quot;X&quot;)" office:value-type="string" office:string-value="o">
            <text:p>o</text:p>
          </table:table-cell>
          <table:table-cell table:style-name="ce6"/>
          <table:table-cell table:style-name="ce6" table:formula="of:=IF([.K2]&lt;=[.$C$2];[.$A$2];IF([.K2]&lt;=[.$C$3];[.$A$3];IF([.K2]&lt;=[.$C$4];[.$A$4])))" office:value-type="string" office:string-value="Jun">
            <text:p>Jun</text:p>
          </table:table-cell>
          <table:table-cell table:style-name="ce8" table:formula="of:=IF([.M2]=&quot;X&quot;;[.N2]-[.K2];[.$H$1]-[.K2])" office:value-type="float" office:value="16">
            <text:p>16</text:p>
          </table:table-cell>
          <table:table-cell table:style-name="ce6" office:value-type="string">
            <text:p>SAM</text:p>
          </table:table-cell>
          <table:table-cell table:style-name="ce10" office:value-type="string">
            <text:p>all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network provider issue</text:p>
          </table:table-cell>
          <table:table-cell/>
          <table:table-cell table:style-name="ce22" office:value-type="date" office:date-value="2013-09-03">
            <office:annotation draw:style-name="gr4" draw:text-style-name="P1" svg:width="1.937in" svg:height="0.8039in" svg:x="15.3398in" svg:y="0.5516in" draw:caption-point-x="-0.1819in" draw:caption-point-y="-0.376in">
              <dc:creator>JPA</dc:creator>
              <dc:date>2013-09-03T00:00:00</dc:date>
              <text:p text:style-name="P1"><text:span text:style-name="T1">Sort by M (ascending)</text:span></text:p>
              <text:p text:style-name="P1"><text:span text:style-name="T1">Then by L (descending)</text:span></text:p>
              <text:p text:style-name="P1"><text:span text:style-name="T1">Then by I (ascending)</text:span></text:p>
            </office:annotation>
            <text:p>09/03/13</text:p>
          </table:table-cell>
        </table:table-row>
        <table:table-row table:style-name="ro1">
          <table:table-cell table:style-name="ce6" office:value-type="string">
            <text:p>Jul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1">
            <text:p>31</text:p>
          </table:table-cell>
          <table:table-cell table:style-name="ce6" table:formula="of:=SUMPRODUCT(([.$O$2:.$O$30]=[.$A3])*([.$Q$2:.$Q$30]=[.D$1]))+SUMPRODUCT(([.$O$2:.$O$30]=[.$A3])*([.$S$2:.$S$30]=[.D$1]))" office:value-type="float" office:value="1">
            <text:p>1</text:p>
          </table:table-cell>
          <table:table-cell table:style-name="ce6" table:formula="of:=SUMPRODUCT(([.$O$2:.$O$30]=[.$A3])*([.$Q$2:.$Q$30]=[.E$1]))+SUMPRODUCT(([.$O$2:.$O$30]=[.$A3])*([.$S$2:.$S$30]=[.E$1]))" office:value-type="float" office:value="0">
            <text:p>0</text:p>
          </table:table-cell>
          <table:table-cell table:style-name="ce6" table:formula="of:=SUMPRODUCT(([.$O$2:.$O$30]=[.$A3])*([.$Q$2:.$Q$30]=[.F$1]))+SUMPRODUCT(([.$O$2:.$O$30]=[.$A3])*([.$S$2:.$S$30]=[.F$1]))" office:value-type="float" office:value="2">
            <text:p>2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string">
            <text:p><text:a xlink:href="http://dashb-ssb.cern.ch/dashboard/request.py/siteview?view=default&amp;site=T2_IN_TIFR">T2_IN_TIFR</text:a></text:p>
          </table:table-cell>
          <table:table-cell table:style-name="ce6" table:formula="of:=IF([.K3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3]=[.$H$1];&quot;X&quot;;&quot;&quot;)">
            <text:p/>
          </table:table-cell>
          <table:table-cell table:style-name="ce6" table:formula="of:=IF(ISBLANK([.N3]);&quot;o&quot;;&quot;X&quot;)" office:value-type="string" office:string-value="o">
            <text:p>o</text:p>
          </table:table-cell>
          <table:table-cell table:style-name="ce6"/>
          <table:table-cell table:style-name="ce6" table:formula="of:=IF([.K3]&lt;=[.$C$2];[.$A$2];IF([.K3]&lt;=[.$C$3];[.$A$3];IF([.K3]&lt;=[.$C$4];[.$A$4])))" office:value-type="string" office:string-value="Jun">
            <text:p>Jun</text:p>
          </table:table-cell>
          <table:table-cell table:style-name="ce8" table:formula="of:=IF([.M3]=&quot;X&quot;;[.N3]-[.K3];[.$H$1]-[.K3])" office:value-type="float" office:value="17">
            <text:p>17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0/8 Good T2 to T1s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3">
          <table:table-cell table:style-name="ce6" office:value-type="string">
            <text:p>Aug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5">
            <text:p>35</text:p>
          </table:table-cell>
          <table:table-cell table:style-name="ce6" table:formula="of:=SUMPRODUCT(([.$O$2:.$O$30]=[.$A4])*([.$Q$2:.$Q$30]=[.D$1]))+SUMPRODUCT(([.$O$2:.$O$30]=[.$A4])*([.$S$2:.$S$30]=[.D$1]))" office:value-type="float" office:value="1">
            <text:p>1</text:p>
          </table:table-cell>
          <table:table-cell table:style-name="ce6" table:formula="of:=SUMPRODUCT(([.$O$2:.$O$30]=[.$A4])*([.$Q$2:.$Q$30]=[.E$1]))+SUMPRODUCT(([.$O$2:.$O$30]=[.$A4])*([.$S$2:.$S$30]=[.E$1]))" office:value-type="float" office:value="0">
            <text:p>0</text:p>
          </table:table-cell>
          <table:table-cell table:style-name="ce6" table:formula="of:=SUMPRODUCT(([.$O$2:.$O$30]=[.$A4])*([.$Q$2:.$Q$30]=[.F$1]))+SUMPRODUCT(([.$O$2:.$O$30]=[.$A4])*([.$S$2:.$S$30]=[.F$1]))" office:value-type="float" office:value="2">
            <text:p>2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string">
            <text:p><text:a xlink:href="http://dashb-ssb.cern.ch/dashboard/request.py/siteview?view=default&amp;site=T2_MY_UPM_BIRUNI">T2_MY_UPM_BIRUNI</text:a> (new)</text:p>
          </table:table-cell>
          <table:table-cell table:style-name="ce6" table:formula="of:=IF([.K4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4]=[.$H$1];&quot;X&quot;;&quot;&quot;)">
            <text:p/>
          </table:table-cell>
          <table:table-cell table:style-name="ce6" table:formula="of:=IF(ISBLANK([.N4]);&quot;o&quot;;&quot;X&quot;)" office:value-type="string" office:string-value="o">
            <text:p>o</text:p>
          </table:table-cell>
          <table:table-cell table:style-name="ce6"/>
          <table:table-cell table:style-name="ce6" table:formula="of:=IF([.K4]&lt;=[.$C$2];[.$A$2];IF([.K4]&lt;=[.$C$3];[.$A$3];IF([.K4]&lt;=[.$C$4];[.$A$4])))" office:value-type="string" office:string-value="Jun">
            <text:p>Jun</text:p>
          </table:table-cell>
          <table:table-cell table:style-name="ce8" table:formula="of:=IF([.M4]=&quot;X&quot;;[.N4]-[.K4];[.$H$1]-[.K4])" office:value-type="float" office:value="17">
            <text:p>17</text:p>
          </table:table-cell>
          <table:table-cell table:style-name="ce6" office:value-type="string">
            <text:p>SAM</text:p>
          </table:table-cell>
          <table:table-cell table:style-name="ce20" office:value-type="string">
            <text:p>0% - CREAM CE:</text:p>
            <text:p>Org.cms.WN-frontier</text:p>
            <text:p>org.cms.WN-mc</text:p>
            <text:p>org.cms.WN-squid</text:p>
            <text:p>org.cms.WN-swinst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style-name="ce6" office:value-type="string">
            <text:p>Sep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9">
            <text:p>39</text:p>
          </table:table-cell>
          <table:table-cell table:style-name="ce6" table:formula="of:=SUMPRODUCT(([.$O$2:.$O$30]=[.$A5])*([.$Q$2:.$Q$30]=[.D$1]))+SUMPRODUCT(([.$O$2:.$O$30]=[.$A5])*([.$S$2:.$S$30]=[.D$1]))" office:value-type="float" office:value="0">
            <text:p>0</text:p>
          </table:table-cell>
          <table:table-cell table:style-name="ce6" table:formula="of:=SUMPRODUCT(([.$O$2:.$O$30]=[.$A5])*([.$Q$2:.$Q$30]=[.E$1]))+SUMPRODUCT(([.$O$2:.$O$30]=[.$A5])*([.$S$2:.$S$30]=[.E$1]))" office:value-type="float" office:value="0">
            <text:p>0</text:p>
          </table:table-cell>
          <table:table-cell table:style-name="ce6" table:formula="of:=SUMPRODUCT(([.$O$2:.$O$30]=[.$A5])*([.$Q$2:.$Q$30]=[.F$1]))+SUMPRODUCT(([.$O$2:.$O$30]=[.$A5])*([.$S$2:.$S$30]=[.F$1]))" office:value-type="float" office:value="0">
            <text:p>0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string">
            <text:p><text:a xlink:href="http://dashb-ssb.cern.ch/dashboard/request.py/siteview?view=default&amp;site=T2_PK_NCP">T2_PK_NCP</text:a></text:p>
          </table:table-cell>
          <table:table-cell table:style-name="ce6" table:formula="of:=IF([.K5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5]=[.$H$1];&quot;X&quot;;&quot;&quot;)">
            <text:p/>
          </table:table-cell>
          <table:table-cell table:style-name="ce6" table:formula="of:=IF(ISBLANK([.N5]);&quot;o&quot;;&quot;X&quot;)" office:value-type="string" office:string-value="o">
            <text:p>o</text:p>
          </table:table-cell>
          <table:table-cell table:style-name="ce6"/>
          <table:table-cell table:style-name="ce6" table:formula="of:=IF([.K5]&lt;=[.$C$2];[.$A$2];IF([.K5]&lt;=[.$C$3];[.$A$3];IF([.K5]&lt;=[.$C$4];[.$A$4])))" office:value-type="string" office:string-value="Jun">
            <text:p>Jun</text:p>
          </table:table-cell>
          <table:table-cell table:style-name="ce8" table:formula="of:=IF([.M5]=&quot;X&quot;;[.N5]-[.K5];[.$H$1]-[.K5])" office:value-type="float" office:value="17">
            <text:p>17</text:p>
          </table:table-cell>
          <table:table-cell table:style-name="ce6" office:value-type="string">
            <text:p>HC</text:p>
          </table:table-cell>
          <table:table-cell table:style-name="ce10" office:value-type="string">
            <text:p>n/a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n/a good links to/from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 office:value-type="float" office:value="5">
            <text:p>5</text:p>
          </table:table-cell>
          <table:table-cell table:style-name="ce12" office:value-type="string">
            <text:p><text:a xlink:href="http://dashb-ssb.cern.ch/dashboard/request.py/sitehistory?site=T2_RU_INR#currentView=site_readiness">T2_RU_INR</text:a></text:p>
          </table:table-cell>
          <table:table-cell table:style-name="ce6" table:formula="of:=IF([.K6]=[.$H$1];&quot;X&quot;;&quot;&quot;)">
            <text:p/>
          </table:table-cell>
          <table:table-cell table:style-name="ce6" office:value-type="float" office:value="24">
            <text:p>24</text:p>
          </table:table-cell>
          <table:table-cell table:style-name="ce6" table:formula="of:=IF([.N6]=[.$H$1];&quot;X&quot;;&quot;&quot;)">
            <text:p/>
          </table:table-cell>
          <table:table-cell table:style-name="ce6" table:formula="of:=IF(ISBLANK([.N6]);&quot;o&quot;;&quot;X&quot;)" office:value-type="string" office:string-value="o">
            <text:p>o</text:p>
          </table:table-cell>
          <table:table-cell table:style-name="ce6"/>
          <table:table-cell table:style-name="ce6" table:formula="of:=IF([.K6]&lt;=[.$C$2];[.$A$2];IF([.K6]&lt;=[.$C$3];[.$A$3];IF([.K6]&lt;=[.$C$4];[.$A$4])))" office:value-type="string" office:string-value="Jun">
            <text:p>Jun</text:p>
          </table:table-cell>
          <table:table-cell table:style-name="ce8" table:formula="of:=IF([.M6]=&quot;X&quot;;[.N6]-[.K6];[.$H$1]-[.K6])" office:value-type="float" office:value="12">
            <text:p>12</text:p>
          </table:table-cell>
          <table:table-cell table:style-name="ce6" office:value-type="string">
            <text:p>HC</text:p>
          </table:table-cell>
          <table:table-cell table:style-name="ce10" office:value-type="string">
            <text:p>127 = Error loading shared library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0/7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 office:value-type="float" office:value="6">
            <text:p>6</text:p>
          </table:table-cell>
          <table:table-cell table:style-name="ce12" office:value-type="string">
            <text:p><text:a xlink:href="http://dashb-ssb.cern.ch/dashboard/request.py/siteview?view=default&amp;site=T2_RU_RRC_KI">T2_RU_RRC_KI</text:a></text:p>
          </table:table-cell>
          <table:table-cell table:style-name="ce6" table:formula="of:=IF([.K7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7]=[.$H$1];&quot;X&quot;;&quot;&quot;)">
            <text:p/>
          </table:table-cell>
          <table:table-cell table:style-name="ce6" table:formula="of:=IF(ISBLANK([.N7]);&quot;o&quot;;&quot;X&quot;)" office:value-type="string" office:string-value="o">
            <text:p>o</text:p>
          </table:table-cell>
          <table:table-cell table:style-name="ce6"/>
          <table:table-cell table:style-name="ce6" table:formula="of:=IF([.K7]&lt;=[.$C$2];[.$A$2];IF([.K7]&lt;=[.$C$3];[.$A$3];IF([.K7]&lt;=[.$C$4];[.$A$4])))" office:value-type="string" office:string-value="Jun">
            <text:p>Jun</text:p>
          </table:table-cell>
          <table:table-cell table:style-name="ce8" table:formula="of:=IF([.M7]=&quot;X&quot;;[.N7]-[.K7];[.$H$1]-[.K7])" office:value-type="float" office:value="17">
            <text:p>17</text:p>
          </table:table-cell>
          <table:table-cell table:style-name="ce6" office:value-type="string">
            <text:p>HC</text:p>
          </table:table-cell>
          <table:table-cell table:style-name="ce10" office:value-type="string">
            <text:p>8020 = FileOpenError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0/8 Good T2 to T1s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6" office:value-type="float" office:value="7">
            <text:p>7</text:p>
          </table:table-cell>
          <table:table-cell table:style-name="ce12" office:value-type="string">
            <text:p><text:a xlink:href="http://dashb-ssb.cern.ch/dashboard/request.py/siteview?view=default&amp;site=T2_TH_CUNSTDA">T2_TH_CUNSTDA</text:a> (never commissioned)</text:p>
          </table:table-cell>
          <table:table-cell table:style-name="ce6" table:formula="of:=IF([.K8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8]=[.$H$1];&quot;X&quot;;&quot;&quot;)">
            <text:p/>
          </table:table-cell>
          <table:table-cell table:style-name="ce6" table:formula="of:=IF(ISBLANK([.N8]);&quot;o&quot;;&quot;X&quot;)" office:value-type="string" office:string-value="o">
            <text:p>o</text:p>
          </table:table-cell>
          <table:table-cell table:style-name="ce6"/>
          <table:table-cell table:style-name="ce6" table:formula="of:=IF([.K8]&lt;=[.$C$2];[.$A$2];IF([.K8]&lt;=[.$C$3];[.$A$3];IF([.K8]&lt;=[.$C$4];[.$A$4])))" office:value-type="string" office:string-value="Jun">
            <text:p>Jun</text:p>
          </table:table-cell>
          <table:table-cell table:style-name="ce8" table:formula="of:=IF([.M8]=&quot;X&quot;;[.N8]-[.K8];[.$H$1]-[.K8])" office:value-type="float" office:value="17">
            <text:p>17</text:p>
          </table:table-cell>
          <table:table-cell table:style-name="ce6" office:value-type="string">
            <text:p>HC</text:p>
          </table:table-cell>
          <table:table-cell table:style-name="ce10" office:value-type="string">
            <text:p>8020 = FileOpenError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0 Active T2 to T1s</text:p>
          </table:table-cell>
          <table:table-cell table:number-columns-repeated="2"/>
        </table:table-row>
        <table:table-row table:style-name="ro6">
          <table:table-cell table:number-columns-repeated="7"/>
          <table:table-cell table:style-name="ce6" office:value-type="float" office:value="8">
            <text:p>8</text:p>
          </table:table-cell>
          <table:table-cell table:style-name="ce13" office:value-type="string">
            <text:p><text:a xlink:href="http://dashb-ssb.cern.ch/dashboard/request.py/sitehistory?site=T2_TR_METU#currentView=site_readiness">T2_TR_METU</text:a></text:p>
          </table:table-cell>
          <table:table-cell table:style-name="ce6" table:formula="of:=IF([.K9]=[.$H$1];&quot;X&quot;;&quot;&quot;)">
            <text:p/>
          </table:table-cell>
          <table:table-cell table:style-name="ce6" office:value-type="float" office:value="35">
            <text:p>35</text:p>
          </table:table-cell>
          <table:table-cell table:style-name="ce6" table:formula="of:=IF([.N9]=[.$H$1];&quot;X&quot;;&quot;&quot;)">
            <text:p/>
          </table:table-cell>
          <table:table-cell table:style-name="ce6" table:formula="of:=IF(ISBLANK([.N9]);&quot;o&quot;;&quot;X&quot;)" office:value-type="string" office:string-value="o">
            <text:p>o</text:p>
          </table:table-cell>
          <table:table-cell table:style-name="ce6"/>
          <table:table-cell table:style-name="ce6" table:formula="of:=IF([.K9]&lt;=[.$C$2];[.$A$2];IF([.K9]&lt;=[.$C$3];[.$A$3];IF([.K9]&lt;=[.$C$4];[.$A$4])))" office:value-type="string" office:string-value="Aug">
            <text:p>Aug</text:p>
          </table:table-cell>
          <table:table-cell table:style-name="ce8" table:formula="of:=IF([.M9]=&quot;X&quot;;[.N9]-[.K9];[.$H$1]-[.K9])" office:value-type="float" office:value="1">
            <text:p>1</text:p>
          </table:table-cell>
          <table:table-cell table:style-name="ce6" office:value-type="string">
            <text:p>SAM</text:p>
          </table:table-cell>
          <table:table-cell table:style-name="ce10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5">
          <table:table-cell table:number-columns-repeated="7"/>
          <table:table-cell table:style-name="ce6"/>
          <table:table-cell table:style-name="ce9" office:value-type="string">
            <text:p><text:a xlink:href="http://dashb-ssb.cern.ch/dashboard/request.py/sitehistory?site=T2_RU_JINR#currentView=site_readiness">T2_RU_JINR</text:a></text:p>
          </table:table-cell>
          <table:table-cell table:style-name="ce6" table:formula="of:=IF([.K10]=[.$H$1];&quot;X&quot;;&quot;&quot;)">
            <text:p/>
          </table:table-cell>
          <table:table-cell table:style-name="ce6" office:value-type="float" office:value="33">
            <text:p>33</text:p>
          </table:table-cell>
          <table:table-cell table:style-name="ce6" table:formula="of:=IF([.N10]=[.$H$1];&quot;X&quot;;&quot;&quot;)" office:value-type="string" office:string-value="X">
            <text:p>X</text:p>
          </table:table-cell>
          <table:table-cell table:style-name="ce6" table:formula="of:=IF(ISBLANK([.N10]);&quot;o&quot;;&quot;X&quot;)" office:value-type="string" office:string-value="X">
            <text:p>X</text:p>
          </table:table-cell>
          <table:table-cell table:style-name="ce6" office:value-type="float" office:value="36">
            <text:p>36</text:p>
          </table:table-cell>
          <table:table-cell table:style-name="ce6" table:formula="of:=IF([.K10]&lt;=[.$C$2];[.$A$2];IF([.K10]&lt;=[.$C$3];[.$A$3];IF([.K10]&lt;=[.$C$4];[.$A$4])))" office:value-type="string" office:string-value="Aug">
            <text:p>Aug</text:p>
          </table:table-cell>
          <table:table-cell table:style-name="ce8" table:formula="of:=IF([.M10]=&quot;X&quot;;[.N10]-[.K10];[.$H$1]-[.K10])" office:value-type="float" office:value="3">
            <text:p>3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0/8 Good T2 links from T1s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2" office:value-type="string">
            <text:p><text:a xlink:href="http://dashb-ssb.cern.ch/dashboard/request.py/siteview?view=default&amp;site=T2_PL_Warsaw">T2_PL_Warsaw</text:a></text:p>
          </table:table-cell>
          <table:table-cell table:style-name="ce6" table:formula="of:=IF([.K11]=[.$H$1];&quot;X&quot;;&quot;&quot;)">
            <text:p/>
          </table:table-cell>
          <table:table-cell table:style-name="ce6" office:value-type="float" office:value="32">
            <text:p>32</text:p>
          </table:table-cell>
          <table:table-cell table:style-name="ce6" table:formula="of:=IF([.N11]=[.$H$1];&quot;X&quot;;&quot;&quot;)">
            <text:p/>
          </table:table-cell>
          <table:table-cell table:style-name="ce6" table:formula="of:=IF(ISBLANK([.N11]);&quot;o&quot;;&quot;X&quot;)" office:value-type="string" office:string-value="X">
            <text:p>X</text:p>
          </table:table-cell>
          <table:table-cell table:style-name="ce6" office:value-type="float" office:value="33">
            <text:p>33</text:p>
          </table:table-cell>
          <table:table-cell table:style-name="ce6" table:formula="of:=IF([.K11]&lt;=[.$C$2];[.$A$2];IF([.K11]&lt;=[.$C$3];[.$A$3];IF([.K11]&lt;=[.$C$4];[.$A$4])))" office:value-type="string" office:string-value="Aug">
            <text:p>Aug</text:p>
          </table:table-cell>
          <table:table-cell table:style-name="ce8" table:formula="of:=IF([.M11]=&quot;X&quot;;[.N11]-[.K11];[.$H$1]-[.K11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0/8 Good T2 links from T1s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7">
          <table:table-cell table:number-columns-repeated="7"/>
          <table:table-cell table:style-name="ce6"/>
          <table:table-cell table:style-name="ce12" office:value-type="string">
            <text:p><text:a xlink:href="http://dashb-ssb.cern.ch/dashboard/request.py/siteview?view=default&amp;site=T2_PL_Warsaw">T2_PL_Warsaw</text:a></text:p>
          </table:table-cell>
          <table:table-cell table:style-name="ce6" table:formula="of:=IF([.K12]=[.$H$1];&quot;X&quot;;&quot;&quot;)">
            <text:p/>
          </table:table-cell>
          <table:table-cell table:style-name="ce6" office:value-type="float" office:value="20">
            <text:p>20</text:p>
          </table:table-cell>
          <table:table-cell table:style-name="ce6" table:formula="of:=IF([.N12]=[.$H$1];&quot;X&quot;;&quot;&quot;)">
            <text:p/>
          </table:table-cell>
          <table:table-cell table:style-name="ce6" table:formula="of:=IF(ISBLANK([.N12]);&quot;o&quot;;&quot;X&quot;)" office:value-type="string" office:string-value="X">
            <text:p>X</text:p>
          </table:table-cell>
          <table:table-cell table:style-name="ce6" office:value-type="float" office:value="25">
            <text:p>25</text:p>
          </table:table-cell>
          <table:table-cell table:style-name="ce6" table:formula="of:=IF([.K12]&lt;=[.$C$2];[.$A$2];IF([.K12]&lt;=[.$C$3];[.$A$3];IF([.K12]&lt;=[.$C$4];[.$A$4])))" office:value-type="string" office:string-value="Jun">
            <text:p>Jun</text:p>
          </table:table-cell>
          <table:table-cell table:style-name="ce8" table:formula="of:=IF([.M12]=&quot;X&quot;;[.N12]-[.K12];[.$H$1]-[.K12])" office:value-type="float" office:value="5">
            <text:p>5</text:p>
          </table:table-cell>
          <table:table-cell table:style-name="ce6" office:value-type="string">
            <text:p>SAM</text:p>
          </table:table-cell>
          <table:table-cell table:style-name="ce10" office:value-type="string">
            <text:p>SAM SRM Critical VOGETs</text:p>
            <text:p>8020 = FileOpenError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9" office:value-type="string">
            <text:p><text:a xlink:href="http://dashb-ssb.cern.ch/dashboard/request.py/sitehistory?site=T2_RU_IHEP#currentView=site_readiness">T2_RU_IHEP</text:a></text:p>
          </table:table-cell>
          <table:table-cell table:style-name="ce6" table:formula="of:=IF([.K13]=[.$H$1];&quot;X&quot;;&quot;&quot;)">
            <text:p/>
          </table:table-cell>
          <table:table-cell table:style-name="ce6" office:value-type="float" office:value="30">
            <text:p>30</text:p>
          </table:table-cell>
          <table:table-cell table:style-name="ce6" table:formula="of:=IF([.N13]=[.$H$1];&quot;X&quot;;&quot;&quot;)">
            <text:p/>
          </table:table-cell>
          <table:table-cell table:style-name="ce6" table:formula="of:=IF(ISBLANK([.N13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3]&lt;=[.$C$2];[.$A$2];IF([.K13]&lt;=[.$C$3];[.$A$3];IF([.K13]&lt;=[.$C$4];[.$A$4])))" office:value-type="string" office:string-value="Jul">
            <text:p>Jul</text:p>
          </table:table-cell>
          <table:table-cell table:style-name="ce8" table:formula="of:=IF([.M13]=&quot;X&quot;;[.N13]-[.K13];[.$H$1]-[.K13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0/8 Good T2 links from T1s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9" office:value-type="string">
            <text:p><text:a xlink:href="http://dashb-ssb.cern.ch/dashboard/request.py/sitehistory?site=T2_RU_ITEP#currentView=site_readiness">T2_RU_ITEP</text:a></text:p>
          </table:table-cell>
          <table:table-cell table:style-name="ce6" table:formula="of:=IF([.K14]=[.$H$1];&quot;X&quot;;&quot;&quot;)">
            <text:p/>
          </table:table-cell>
          <table:table-cell table:style-name="ce6" office:value-type="float" office:value="30">
            <text:p>30</text:p>
          </table:table-cell>
          <table:table-cell table:style-name="ce6" table:formula="of:=IF([.N14]=[.$H$1];&quot;X&quot;;&quot;&quot;)">
            <text:p/>
          </table:table-cell>
          <table:table-cell table:style-name="ce6" table:formula="of:=IF(ISBLANK([.N14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4]&lt;=[.$C$2];[.$A$2];IF([.K14]&lt;=[.$C$3];[.$A$3];IF([.K14]&lt;=[.$C$4];[.$A$4])))" office:value-type="string" office:string-value="Jul">
            <text:p>Jul</text:p>
          </table:table-cell>
          <table:table-cell table:style-name="ce8" table:formula="of:=IF([.M14]=&quot;X&quot;;[.N14]-[.K14];[.$H$1]-[.K14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3/8 Good T2 links from T1s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2" office:value-type="string">
            <text:p><text:a xlink:href="http://dashb-ssb.cern.ch/dashboard/request.py/siteview?view=default&amp;site=T2_RU_ITEP">T2_RU_ITEP</text:a></text:p>
          </table:table-cell>
          <table:table-cell table:style-name="ce6" table:formula="of:=IF([.K15]=[.$H$1];&quot;X&quot;;&quot;&quot;)">
            <text:p/>
          </table:table-cell>
          <table:table-cell table:style-name="ce6" office:value-type="float" office:value="24">
            <text:p>24</text:p>
          </table:table-cell>
          <table:table-cell table:style-name="ce6" table:formula="of:=IF([.N15]=[.$H$1];&quot;X&quot;;&quot;&quot;)">
            <text:p/>
          </table:table-cell>
          <table:table-cell table:style-name="ce6" table:formula="of:=IF(ISBLANK([.N15]);&quot;o&quot;;&quot;X&quot;)" office:value-type="string" office:string-value="X">
            <text:p>X</text:p>
          </table:table-cell>
          <table:table-cell table:style-name="ce6" office:value-type="float" office:value="25">
            <text:p>25</text:p>
          </table:table-cell>
          <table:table-cell table:style-name="ce6" table:formula="of:=IF([.K15]&lt;=[.$C$2];[.$A$2];IF([.K15]&lt;=[.$C$3];[.$A$3];IF([.K15]&lt;=[.$C$4];[.$A$4])))" office:value-type="string" office:string-value="Jun">
            <text:p>Jun</text:p>
          </table:table-cell>
          <table:table-cell table:style-name="ce8" table:formula="of:=IF([.M15]=&quot;X&quot;;[.N15]-[.K15];[.$H$1]-[.K15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2/8 Good T2 to T1s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7">
          <table:table-cell table:number-columns-repeated="7"/>
          <table:table-cell table:style-name="ce10"/>
          <table:table-cell table:style-name="ce13" office:value-type="string">
            <text:p><text:a xlink:href="http://dashb-ssb.cern.ch/dashboard/request.py/sitehistory?site=T2_RU_JINR#currentView=site_readiness">T2_RU_JINR</text:a></text:p>
          </table:table-cell>
          <table:table-cell table:style-name="ce6" table:formula="of:=IF([.K16]=[.$H$1];&quot;X&quot;;&quot;&quot;)">
            <text:p/>
          </table:table-cell>
          <table:table-cell table:style-name="ce6" office:value-type="float" office:value="25">
            <text:p>25</text:p>
          </table:table-cell>
          <table:table-cell table:style-name="ce6" table:formula="of:=IF([.N16]=[.$H$1];&quot;X&quot;;&quot;&quot;)">
            <text:p/>
          </table:table-cell>
          <table:table-cell table:style-name="ce6" table:formula="of:=IF(ISBLANK([.N16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6]&lt;=[.$C$2];[.$A$2];IF([.K16]&lt;=[.$C$3];[.$A$3];IF([.K16]&lt;=[.$C$4];[.$A$4])))" office:value-type="string" office:string-value="Jun">
            <text:p>Jun</text:p>
          </table:table-cell>
          <table:table-cell table:style-name="ce8" table:formula="of:=IF([.M16]=&quot;X&quot;;[.N16]-[.K16];[.$H$1]-[.K16])" office:value-type="float" office:value="6">
            <text:p>6</text:p>
          </table:table-cell>
          <table:table-cell table:style-name="ce6" office:value-type="string">
            <text:p>SAM</text:p>
          </table:table-cell>
          <table:table-cell table:style-name="ce9" office:value-type="string">
            <text:p>Main link to Russia from GEANT dropped to 100Mb/sec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3/8 Good T2 from T1s</text:p>
          </table:table-cell>
          <table:table-cell table:number-columns-repeated="2"/>
        </table:table-row>
        <table:table-row table:style-name="ro8">
          <table:table-cell table:number-columns-repeated="7"/>
          <table:table-cell table:style-name="ce10"/>
          <table:table-cell table:style-name="ce9" office:value-type="string">
            <text:p><text:a xlink:href="http://dashb-ssb.cern.ch/dashboard/request.py/sitehistory?site=T2_RU_PNPI#currentView=site_readiness">T2_RU_PNPI</text:a></text:p>
          </table:table-cell>
          <table:table-cell table:style-name="ce6" table:formula="of:=IF([.K17]=[.$H$1];&quot;X&quot;;&quot;&quot;)">
            <text:p/>
          </table:table-cell>
          <table:table-cell table:style-name="ce6" office:value-type="float" office:value="29">
            <text:p>29</text:p>
          </table:table-cell>
          <table:table-cell table:style-name="ce6" table:formula="of:=IF([.N17]=[.$H$1];&quot;X&quot;;&quot;&quot;)">
            <text:p/>
          </table:table-cell>
          <table:table-cell table:style-name="ce6" table:formula="of:=IF(ISBLANK([.N17]);&quot;o&quot;;&quot;X&quot;)" office:value-type="string" office:string-value="X">
            <text:p>X</text:p>
          </table:table-cell>
          <table:table-cell table:style-name="ce6" office:value-type="float" office:value="30">
            <text:p>30</text:p>
          </table:table-cell>
          <table:table-cell table:style-name="ce6" table:formula="of:=IF([.K17]&lt;=[.$C$2];[.$A$2];IF([.K17]&lt;=[.$C$3];[.$A$3];IF([.K17]&lt;=[.$C$4];[.$A$4])))" office:value-type="string" office:string-value="Jul">
            <text:p>Jul</text:p>
          </table:table-cell>
          <table:table-cell table:style-name="ce8" table:formula="of:=IF([.M17]=&quot;X&quot;;[.N17]-[.K17];[.$H$1]-[.K17])" office:value-type="float" office:value="1">
            <text:p>1</text:p>
          </table:table-cell>
          <table:table-cell table:style-name="ce6" office:value-type="string">
            <text:p>SAM</text:p>
          </table:table-cell>
          <table:table-cell table:style-name="ce9" office:value-type="string">
            <text:p>org.cms.WN-xrootd-access org.cms.WN-xrootd-fallback org.cms.glexec.WN-gLExec org.cms.WN-swinst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9" office:value-type="string">
            <text:p><text:a xlink:href="http://dashb-ssb.cern.ch/dashboard/request.py/sitehistory?site=T2_RU_SINP#currentView=site_readiness">T2_RU_SINP</text:a></text:p>
          </table:table-cell>
          <table:table-cell table:style-name="ce6" table:formula="of:=IF([.K18]=[.$H$1];&quot;X&quot;;&quot;&quot;)">
            <text:p/>
          </table:table-cell>
          <table:table-cell table:style-name="ce6" office:value-type="float" office:value="26">
            <text:p>26</text:p>
          </table:table-cell>
          <table:table-cell table:style-name="ce6" table:formula="of:=IF([.N18]=[.$H$1];&quot;X&quot;;&quot;&quot;)">
            <text:p/>
          </table:table-cell>
          <table:table-cell table:style-name="ce6" table:formula="of:=IF(ISBLANK([.N18]);&quot;o&quot;;&quot;X&quot;)" office:value-type="string" office:string-value="X">
            <text:p>X</text:p>
          </table:table-cell>
          <table:table-cell table:style-name="ce6" office:value-type="float" office:value="35">
            <text:p>35</text:p>
          </table:table-cell>
          <table:table-cell table:style-name="ce6" table:formula="of:=IF([.K18]&lt;=[.$C$2];[.$A$2];IF([.K18]&lt;=[.$C$3];[.$A$3];IF([.K18]&lt;=[.$C$4];[.$A$4])))" office:value-type="string" office:string-value="Jun">
            <text:p>Jun</text:p>
          </table:table-cell>
          <table:table-cell table:style-name="ce8" table:formula="of:=IF([.M18]=&quot;X&quot;;[.N18]-[.K18];[.$H$1]-[.K18])" office:value-type="float" office:value="9">
            <text:p>9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<text:a xlink:href="https://cmsweb.cern.ch/phedex/graphs/quality_all?link=link&amp;no_mss=true&amp;to_node=T[01]&amp;from_node=T2_RU_SINP&amp;starttime=1371772800&amp;span=3600&amp;endtime=1371859199">0/8 T2 to T1s</text:a>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6">
          <table:table-cell table:number-columns-repeated="7"/>
          <table:table-cell table:style-name="ce10"/>
          <table:table-cell table:style-name="ce13" office:value-type="string">
            <text:p><text:a xlink:href="http://dashb-ssb.cern.ch/dashboard/request.py/sitehistory?site=T2_TR_METU#currentView=site_readiness">T2_TR_METU</text:a></text:p>
          </table:table-cell>
          <table:table-cell table:style-name="ce6" table:formula="of:=IF([.K19]=[.$H$1];&quot;X&quot;;&quot;&quot;)">
            <text:p/>
          </table:table-cell>
          <table:table-cell table:style-name="ce6" office:value-type="float" office:value="25">
            <text:p>25</text:p>
          </table:table-cell>
          <table:table-cell table:style-name="ce6" table:formula="of:=IF([.N19]=[.$H$1];&quot;X&quot;;&quot;&quot;)">
            <text:p/>
          </table:table-cell>
          <table:table-cell table:style-name="ce6" table:formula="of:=IF(ISBLANK([.N19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9]&lt;=[.$C$2];[.$A$2];IF([.K19]&lt;=[.$C$3];[.$A$3];IF([.K19]&lt;=[.$C$4];[.$A$4])))" office:value-type="string" office:string-value="Jun">
            <text:p>Jun</text:p>
          </table:table-cell>
          <table:table-cell table:style-name="ce8" table:formula="of:=IF([.M19]=&quot;X&quot;;[.N19]-[.K19];[.$H$1]-[.K19])" office:value-type="float" office:value="6">
            <text:p>6</text:p>
          </table:table-cell>
          <table:table-cell table:style-name="ce6" office:value-type="string">
            <text:p>SAM</text:p>
          </table:table-cell>
          <table:table-cell table:style-name="ce10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0/8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4"/>
          <table:table-cell table:style-name="ce6" table:formula="of:=IF([.K20]=[.$H$1];&quot;X&quot;;&quot;&quot;)">
            <text:p/>
          </table:table-cell>
          <table:table-cell table:style-name="ce6"/>
          <table:table-cell table:style-name="ce6" table:formula="of:=IF([.N20]=[.$H$1];&quot;X&quot;;&quot;&quot;)">
            <text:p/>
          </table:table-cell>
          <table:table-cell table:style-name="ce6" table:formula="of:=IF(ISBLANK([.N20]);&quot;o&quot;;&quot;X&quot;)" office:value-type="string" office:string-value="o">
            <text:p>o</text:p>
          </table:table-cell>
          <table:table-cell table:style-name="ce6"/>
          <table:table-cell table:style-name="ce6"/>
          <table:table-cell table:style-name="ce8" table:formula="of:=IF([.M20]=&quot;X&quot;;[.N20]-[.K20];[.$H$1]-[.K20])" office:value-type="float" office:value="36">
            <text:p>36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4"/>
          <table:table-cell table:style-name="ce6" table:formula="of:=IF([.K21]=[.$H$1];&quot;X&quot;;&quot;&quot;)">
            <text:p/>
          </table:table-cell>
          <table:table-cell table:style-name="ce6"/>
          <table:table-cell table:style-name="ce6" table:formula="of:=IF([.N21]=[.$H$1];&quot;X&quot;;&quot;&quot;)">
            <text:p/>
          </table:table-cell>
          <table:table-cell table:style-name="ce6" table:formula="of:=IF(ISBLANK([.N21]);&quot;o&quot;;&quot;X&quot;)" office:value-type="string" office:string-value="o">
            <text:p>o</text:p>
          </table:table-cell>
          <table:table-cell table:style-name="ce6"/>
          <table:table-cell table:style-name="ce6"/>
          <table:table-cell table:style-name="ce8" table:formula="of:=IF([.M21]=&quot;X&quot;;[.N21]-[.K21];[.$H$1]-[.K21])" office:value-type="float" office:value="36">
            <text:p>36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4"/>
          <table:table-cell table:style-name="ce6" table:formula="of:=IF([.K22]=[.$H$1];&quot;X&quot;;&quot;&quot;)">
            <text:p/>
          </table:table-cell>
          <table:table-cell table:style-name="ce6"/>
          <table:table-cell table:style-name="ce6" table:formula="of:=IF([.N22]=[.$H$1];&quot;X&quot;;&quot;&quot;)">
            <text:p/>
          </table:table-cell>
          <table:table-cell table:style-name="ce6" table:formula="of:=IF(ISBLANK([.N22]);&quot;o&quot;;&quot;X&quot;)" office:value-type="string" office:string-value="o">
            <text:p>o</text:p>
          </table:table-cell>
          <table:table-cell table:style-name="ce6"/>
          <table:table-cell table:style-name="ce6"/>
          <table:table-cell table:style-name="ce8" table:formula="of:=IF([.M22]=&quot;X&quot;;[.N22]-[.K22];[.$H$1]-[.K22])" office:value-type="float" office:value="36">
            <text:p>36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4"/>
          <table:table-cell table:style-name="ce6" table:formula="of:=IF([.K23]=[.$H$1];&quot;X&quot;;&quot;&quot;)">
            <text:p/>
          </table:table-cell>
          <table:table-cell table:style-name="ce6"/>
          <table:table-cell table:style-name="ce6" table:formula="of:=IF([.N23]=[.$H$1];&quot;X&quot;;&quot;&quot;)">
            <text:p/>
          </table:table-cell>
          <table:table-cell table:style-name="ce6" table:formula="of:=IF(ISBLANK([.N23]);&quot;o&quot;;&quot;X&quot;)" office:value-type="string" office:string-value="o">
            <text:p>o</text:p>
          </table:table-cell>
          <table:table-cell table:style-name="ce6"/>
          <table:table-cell table:style-name="ce6"/>
          <table:table-cell table:style-name="ce8" table:formula="of:=IF([.M23]=&quot;X&quot;;[.N23]-[.K23];[.$H$1]-[.K23])" office:value-type="float" office:value="36">
            <text:p>36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4"/>
          <table:table-cell table:style-name="ce6" table:formula="of:=IF([.K24]=[.$H$1];&quot;X&quot;;&quot;&quot;)">
            <text:p/>
          </table:table-cell>
          <table:table-cell table:style-name="ce6"/>
          <table:table-cell table:style-name="ce6" table:formula="of:=IF([.N24]=[.$H$1];&quot;X&quot;;&quot;&quot;)">
            <text:p/>
          </table:table-cell>
          <table:table-cell table:style-name="ce6" table:formula="of:=IF(ISBLANK([.N24]);&quot;o&quot;;&quot;X&quot;)" office:value-type="string" office:string-value="o">
            <text:p>o</text:p>
          </table:table-cell>
          <table:table-cell table:style-name="ce6"/>
          <table:table-cell table:style-name="ce6"/>
          <table:table-cell table:style-name="ce8" table:formula="of:=IF([.M24]=&quot;X&quot;;[.N24]-[.K24];[.$H$1]-[.K24])" office:value-type="float" office:value="36">
            <text:p>36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4"/>
          <table:table-cell table:style-name="ce6" table:formula="of:=IF([.K25]=[.$H$1];&quot;X&quot;;&quot;&quot;)">
            <text:p/>
          </table:table-cell>
          <table:table-cell table:style-name="ce6"/>
          <table:table-cell table:style-name="ce6" table:formula="of:=IF([.N25]=[.$H$1];&quot;X&quot;;&quot;&quot;)">
            <text:p/>
          </table:table-cell>
          <table:table-cell table:style-name="ce6" table:formula="of:=IF(ISBLANK([.N25]);&quot;o&quot;;&quot;X&quot;)" office:value-type="string" office:string-value="o">
            <text:p>o</text:p>
          </table:table-cell>
          <table:table-cell table:style-name="ce6"/>
          <table:table-cell table:style-name="ce6"/>
          <table:table-cell table:style-name="ce8" table:formula="of:=IF([.M25]=&quot;X&quot;;[.N25]-[.K25];[.$H$1]-[.K25])" office:value-type="float" office:value="36">
            <text:p>36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4"/>
          <table:table-cell table:style-name="ce6" table:formula="of:=IF([.K26]=[.$H$1];&quot;X&quot;;&quot;&quot;)">
            <text:p/>
          </table:table-cell>
          <table:table-cell table:style-name="ce6"/>
          <table:table-cell table:style-name="ce6" table:formula="of:=IF([.N26]=[.$H$1];&quot;X&quot;;&quot;&quot;)">
            <text:p/>
          </table:table-cell>
          <table:table-cell table:style-name="ce6" table:formula="of:=IF(ISBLANK([.N26]);&quot;o&quot;;&quot;X&quot;)" office:value-type="string" office:string-value="o">
            <text:p>o</text:p>
          </table:table-cell>
          <table:table-cell table:style-name="ce6"/>
          <table:table-cell table:style-name="ce6"/>
          <table:table-cell table:style-name="ce8" table:formula="of:=IF([.M26]=&quot;X&quot;;[.N26]-[.K26];[.$H$1]-[.K26])" office:value-type="float" office:value="36">
            <text:p>36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4"/>
          <table:table-cell table:style-name="ce6" table:formula="of:=IF([.K27]=[.$H$1];&quot;X&quot;;&quot;&quot;)">
            <text:p/>
          </table:table-cell>
          <table:table-cell table:style-name="ce6"/>
          <table:table-cell table:style-name="ce6" table:formula="of:=IF([.N27]=[.$H$1];&quot;X&quot;;&quot;&quot;)">
            <text:p/>
          </table:table-cell>
          <table:table-cell table:style-name="ce6" table:formula="of:=IF(ISBLANK([.N27]);&quot;o&quot;;&quot;X&quot;)" office:value-type="string" office:string-value="o">
            <text:p>o</text:p>
          </table:table-cell>
          <table:table-cell table:style-name="ce6"/>
          <table:table-cell table:style-name="ce6"/>
          <table:table-cell table:style-name="ce8" table:formula="of:=IF([.M27]=&quot;X&quot;;[.N27]-[.K27];[.$H$1]-[.K27])" office:value-type="float" office:value="36">
            <text:p>36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4"/>
          <table:table-cell table:style-name="ce6" table:formula="of:=IF([.K28]=[.$H$1];&quot;X&quot;;&quot;&quot;)">
            <text:p/>
          </table:table-cell>
          <table:table-cell table:style-name="ce6"/>
          <table:table-cell table:style-name="ce6" table:formula="of:=IF([.N28]=[.$H$1];&quot;X&quot;;&quot;&quot;)">
            <text:p/>
          </table:table-cell>
          <table:table-cell table:style-name="ce6" table:formula="of:=IF(ISBLANK([.N28]);&quot;o&quot;;&quot;X&quot;)" office:value-type="string" office:string-value="o">
            <text:p>o</text:p>
          </table:table-cell>
          <table:table-cell table:style-name="ce6"/>
          <table:table-cell table:style-name="ce6"/>
          <table:table-cell table:style-name="ce8" table:formula="of:=IF([.M28]=&quot;X&quot;;[.N28]-[.K28];[.$H$1]-[.K28])" office:value-type="float" office:value="36">
            <text:p>36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4"/>
          <table:table-cell table:style-name="ce6" table:formula="of:=IF([.K29]=[.$H$1];&quot;X&quot;;&quot;&quot;)">
            <text:p/>
          </table:table-cell>
          <table:table-cell table:style-name="ce6"/>
          <table:table-cell table:style-name="ce6" table:formula="of:=IF([.N29]=[.$H$1];&quot;X&quot;;&quot;&quot;)">
            <text:p/>
          </table:table-cell>
          <table:table-cell table:style-name="ce6" table:formula="of:=IF(ISBLANK([.N29]);&quot;o&quot;;&quot;X&quot;)" office:value-type="string" office:string-value="o">
            <text:p>o</text:p>
          </table:table-cell>
          <table:table-cell table:style-name="ce6"/>
          <table:table-cell table:style-name="ce6"/>
          <table:table-cell table:style-name="ce8" table:formula="of:=IF([.M29]=&quot;X&quot;;[.N29]-[.K29];[.$H$1]-[.K29])" office:value-type="float" office:value="36">
            <text:p>36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4"/>
          <table:table-cell table:style-name="ce6" table:formula="of:=IF([.K30]=[.$H$1];&quot;X&quot;;&quot;&quot;)">
            <text:p/>
          </table:table-cell>
          <table:table-cell table:style-name="ce6"/>
          <table:table-cell table:style-name="ce6" table:formula="of:=IF([.N30]=[.$H$1];&quot;X&quot;;&quot;&quot;)">
            <text:p/>
          </table:table-cell>
          <table:table-cell table:style-name="ce6" table:formula="of:=IF(ISBLANK([.N30]);&quot;o&quot;;&quot;X&quot;)" office:value-type="string" office:string-value="o">
            <text:p>o</text:p>
          </table:table-cell>
          <table:table-cell table:style-name="ce6"/>
          <table:table-cell table:style-name="ce6"/>
          <table:table-cell table:style-name="ce8" table:formula="of:=IF([.M30]=&quot;X&quot;;[.N30]-[.K30];[.$H$1]-[.K30])" office:value-type="float" office:value="36">
            <text:p>36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1" table:number-rows-repeated="104854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cript" table:style-name="ta1" table:print="false">
        <table:table-column table:style-name="co19" table:default-cell-style-name="Default"/>
        <table:table-column table:style-name="co18" table:default-cell-style-name="ce17"/>
        <table:table-column table:style-name="co19" table:default-cell-style-name="Default"/>
        <table:table-column table:style-name="co18" table:default-cell-style-name="ce17"/>
        <table:table-column table:style-name="co18" table:number-columns-repeated="17" table:default-cell-style-name="Default"/>
        <table:table-row table:style-name="ro1">
          <table:table-cell table:style-name="ce16" office:value-type="string">
            <text:p>Last week</text:p>
          </table:table-cell>
          <table:table-cell table:style-name="ce16" office:value-type="string">
            <text:p>New OUT</text:p>
          </table:table-cell>
          <table:table-cell table:style-name="ce16" office:value-type="string">
            <text:p>This week</text:p>
          </table:table-cell>
          <table:table-cell table:style-name="ce16" office:value-type="string">
            <text:p>New IN</text:p>
          </table:table-cell>
          <table:table-cell table:style-name="ce16" office:value-type="string">
            <office:annotation draw:style-name="gr3" draw:text-style-name="P1" svg:width="2.4539in" svg:height="1.0697in" svg:x="6.1909in" svg:y="0in" draw:caption-point-x="-0.2402in" draw:caption-point-y="0.0039in">
              <dc:date>2013-06-21T00:00:00</dc:date>
              <text:p text:style-name="P1"><text:span text:style-name="T1">lxplus5</text:span></text:p>
              <text:p text:style-name="P2"><text:span text:style-name="T1">cd CMSSW_5_3_1/src</text:span></text:p>
              <text:p text:style-name="P1"><text:span text:style-name="T1">Cmsenv</text:span></text:p>
              <text:p text:style-name="P2"><text:span text:style-name="T2">python2.4 ~/wr.py</text:span></text:p>
            </office:annotation>
            <text:p>SCRIPT</text:p>
          </table:table-cell>
          <table:table-cell table:style-name="ce16" office:value-type="string">
            <text:p>last update</text:p>
          </table:table-cell>
          <table:table-cell table:number-columns-repeated="15"/>
        </table:table-row>
        <table:table-row table:style-name="ro5">
          <table:table-cell table:style-name="ce9" office:value-type="string">
            <text:p><text:a xlink:href="https://dashb-ssb.cern.ch/dashboard/request.py/sitehistory?site=T2_BR_UERJ#currentView=site_readiness">T2_BR_UERJ</text:a></text:p>
          </table:table-cell>
          <table:table-cell table:formula="of:=IF(COUNTIF([.$C$2:.$C$30];[.A2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BR_UERJ#currentView=site_readiness">T2_BR_UERJ</text:a></text:p>
          </table:table-cell>
          <table:table-cell table:formula="of:=IF(COUNTIF([.$A$2:.$A$30];[.$C2])&gt;0;&quot;-&quot;;&quot;X&quot;)" office:value-type="string" office:string-value="-">
            <text:p>-</text:p>
          </table:table-cell>
          <table:table-cell/>
          <table:table-cell table:style-name="ce18" office:value-type="date" office:date-value="2013-09-03">
            <text:p>09/03/13</text:p>
          </table:table-cell>
          <table:table-cell/>
          <table:table-cell table:style-name="ce9" table:number-columns-repeated="14"/>
        </table:table-row>
        <table:table-row table:style-name="ro5">
          <table:table-cell table:style-name="ce9" office:value-type="string">
            <text:p><text:a xlink:href="https://dashb-ssb.cern.ch/dashboard/request.py/sitehistory?site=T2_IN_TIFR#currentView=site_readiness">T2_IN_TIFR</text:a></text:p>
          </table:table-cell>
          <table:table-cell table:formula="of:=IF(COUNTIF([.$C$2:.$C$30];[.A3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IN_TIFR#currentView=site_readiness">T2_IN_TIFR</text:a></text:p>
          </table:table-cell>
          <table:table-cell table:formula="of:=IF(COUNTIF([.$A$2:.$A$30];[.$C2])&gt;0;&quot;-&quot;;&quot;X&quot;)" office:value-type="string" office:string-value="-">
            <text:p>-</text:p>
          </table:table-cell>
          <table:table-cell/>
          <table:table-cell table:style-name="ce9"/>
          <table:table-cell/>
          <table:table-cell table:style-name="ce9" table:number-columns-repeated="14"/>
        </table:table-row>
        <table:table-row table:style-name="ro5">
          <table:table-cell table:style-name="ce9" office:value-type="string">
            <text:p><text:a xlink:href="https://dashb-ssb.cern.ch/dashboard/request.py/sitehistory?site=T2_MY_UPM_BIRUNI#currentView=site_readiness">T2_MY_UPM_BIRUNI</text:a></text:p>
          </table:table-cell>
          <table:table-cell table:formula="of:=IF(COUNTIF([.$C$2:.$C$30];[.A4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MY_UPM_BIRUNI#currentView=site_readiness">T2_MY_UPM_BIRUNI</text:a></text:p>
          </table:table-cell>
          <table:table-cell table:formula="of:=IF(COUNTIF([.$A$2:.$A$30];[.$C3])&gt;0;&quot;-&quot;;&quot;X&quot;)" office:value-type="string" office:string-value="-">
            <text:p>-</text:p>
          </table:table-cell>
          <table:table-cell/>
          <table:table-cell table:style-name="ce9"/>
          <table:table-cell/>
          <table:table-cell table:style-name="ce9" table:number-columns-repeated="14"/>
        </table:table-row>
        <table:table-row table:style-name="ro5">
          <table:table-cell table:style-name="ce9" office:value-type="string">
            <text:p><text:a xlink:href="https://dashb-ssb.cern.ch/dashboard/request.py/sitehistory?site=T2_PK_NCP#currentView=site_readiness">T2_PK_NCP</text:a></text:p>
          </table:table-cell>
          <table:table-cell table:formula="of:=IF(COUNTIF([.$C$2:.$C$30];[.A5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PK_NCP#currentView=site_readiness">T2_PK_NCP</text:a></text:p>
          </table:table-cell>
          <table:table-cell table:formula="of:=IF(COUNTIF([.$A$2:.$A$30];[.$C4])&gt;0;&quot;-&quot;;&quot;X&quot;)" office:value-type="string" office:string-value="-">
            <text:p>-</text:p>
          </table:table-cell>
          <table:table-cell/>
          <table:table-cell table:style-name="ce9"/>
          <table:table-cell/>
          <table:table-cell table:style-name="ce9" table:number-columns-repeated="14"/>
        </table:table-row>
        <table:table-row table:style-name="ro5">
          <table:table-cell table:style-name="ce9" office:value-type="string">
            <text:p><text:a xlink:href="https://dashb-ssb.cern.ch/dashboard/request.py/sitehistory?site=T2_RU_INR#currentView=site_readiness">T2_RU_INR</text:a></text:p>
          </table:table-cell>
          <table:table-cell table:formula="of:=IF(COUNTIF([.$C$2:.$C$30];[.A6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RU_INR#currentView=site_readiness">T2_RU_INR</text:a></text:p>
          </table:table-cell>
          <table:table-cell table:formula="of:=IF(COUNTIF([.$A$2:.$A$30];[.$C5])&gt;0;&quot;-&quot;;&quot;X&quot;)" office:value-type="string" office:string-value="-">
            <text:p>-</text:p>
          </table:table-cell>
          <table:table-cell/>
          <table:table-cell table:style-name="ce9"/>
          <table:table-cell/>
          <table:table-cell table:style-name="ce9" table:number-columns-repeated="14"/>
        </table:table-row>
        <table:table-row table:style-name="ro5">
          <table:table-cell table:style-name="ce9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C$2:.$C$30];[.A7])&gt;0;&quot;-&quot;;&quot;X&quot;)" office:value-type="string" office:string-value="X">
            <text:p>X</text:p>
          </table:table-cell>
          <table:table-cell table:style-name="ce9" office:value-type="string">
            <text:p><text:a xlink:href="https://dashb-ssb.cern.ch/dashboard/request.py/sitehistory?site=T2_RU_RRC_KI#currentView=site_readiness">T2_RU_RRC_KI</text:a></text:p>
          </table:table-cell>
          <table:table-cell table:formula="of:=IF(COUNTIF([.$A$2:.$A$30];[.$C6])&gt;0;&quot;-&quot;;&quot;X&quot;)" office:value-type="string" office:string-value="-">
            <text:p>-</text:p>
          </table:table-cell>
          <table:table-cell/>
          <table:table-cell table:style-name="ce9"/>
          <table:table-cell/>
          <table:table-cell table:style-name="ce9" table:number-columns-repeated="14"/>
        </table:table-row>
        <table:table-row table:style-name="ro5">
          <table:table-cell table:style-name="ce9" office:value-type="string">
            <text:p><text:a xlink:href="https://dashb-ssb.cern.ch/dashboard/request.py/sitehistory?site=T2_RU_RRC_KI#currentView=site_readiness">T2_RU_RRC_KI</text:a></text:p>
          </table:table-cell>
          <table:table-cell table:formula="of:=IF(COUNTIF([.$C$2:.$C$30];[.A8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TH_CUNSTDA#currentView=site_readiness">T2_TH_CUNSTDA</text:a></text:p>
          </table:table-cell>
          <table:table-cell table:formula="of:=IF(COUNTIF([.$A$2:.$A$30];[.$C7])&gt;0;&quot;-&quot;;&quot;X&quot;)" office:value-type="string" office:string-value="-">
            <text:p>-</text:p>
          </table:table-cell>
          <table:table-cell/>
          <table:table-cell table:style-name="ce9"/>
          <table:table-cell/>
          <table:table-cell table:style-name="ce9" table:number-columns-repeated="14"/>
        </table:table-row>
        <table:table-row table:style-name="ro5">
          <table:table-cell table:style-name="ce9" office:value-type="string">
            <text:p><text:a xlink:href="https://dashb-ssb.cern.ch/dashboard/request.py/sitehistory?site=T2_TH_CUNSTDA#currentView=site_readiness">T2_TH_CUNSTDA</text:a></text:p>
          </table:table-cell>
          <table:table-cell table:formula="of:=IF(COUNTIF([.$C$2:.$C$30];[.A9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TR_METU#currentView=site_readiness">T2_TR_METU</text:a></text:p>
          </table:table-cell>
          <table:table-cell table:formula="of:=IF(COUNTIF([.$A$2:.$A$30];[.$C8])&gt;0;&quot;-&quot;;&quot;X&quot;)" office:value-type="string" office:string-value="-">
            <text:p>-</text:p>
          </table:table-cell>
          <table:table-cell/>
          <table:table-cell table:style-name="ce9"/>
          <table:table-cell/>
          <table:table-cell table:style-name="ce9" table:number-columns-repeated="14"/>
        </table:table-row>
        <table:table-row table:style-name="ro5">
          <table:table-cell table:style-name="ce9" office:value-type="string">
            <text:p><text:a xlink:href="https://dashb-ssb.cern.ch/dashboard/request.py/sitehistory?site=T2_TR_METU#currentView=site_readiness">T2_TR_METU</text:a></text:p>
          </table:table-cell>
          <table:table-cell table:formula="of:=IF(COUNTIF([.$C$2:.$C$30];[.A10])&gt;0;&quot;-&quot;;&quot;X&quot;)" office:value-type="string" office:string-value="-">
            <text:p>-</text:p>
          </table:table-cell>
          <table:table-cell/>
          <table:table-cell table:formula="of:=IF(COUNTIF([.$A$2:.$A$30];[.$C9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15"/>
        </table:table-row>
        <table:table-row table:style-name="ro1">
          <table:table-cell table:style-name="ce9"/>
          <table:table-cell table:formula="of:=IF(COUNTIF([.$C$2:.$C$30];[.A11])&gt;0;&quot;-&quot;;&quot;X&quot;)" office:value-type="string" office:string-value="X">
            <text:p>X</text:p>
          </table:table-cell>
          <table:table-cell table:style-name="ce9"/>
          <table:table-cell table:formula="of:=IF(COUNTIF([.$A$2:.$A$30];[.C11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 table:style-name="ce9"/>
          <table:table-cell table:formula="of:=IF(COUNTIF([.$C$2:.$C$30];[.A12])&gt;0;&quot;-&quot;;&quot;X&quot;)" office:value-type="string" office:string-value="X">
            <text:p>X</text:p>
          </table:table-cell>
          <table:table-cell table:style-name="ce9"/>
          <table:table-cell table:formula="of:=IF(COUNTIF([.$A$2:.$A$30];[.C12])&gt;0;&quot;-&quot;;&quot;X&quot;)" office:value-type="string" office:string-value="X">
            <text:p>X</text:p>
          </table:table-cell>
          <table:table-cell table:number-columns-repeated="3"/>
          <table:table-cell table:style-name="ce9" table:number-columns-repeated="12"/>
          <table:table-cell table:number-columns-repeated="2"/>
        </table:table-row>
        <table:table-row table:style-name="ro1">
          <table:table-cell table:style-name="ce9"/>
          <table:table-cell table:formula="of:=IF(COUNTIF([.$C$2:.$C$30];[.A13])&gt;0;&quot;-&quot;;&quot;X&quot;)" office:value-type="string" office:string-value="X">
            <text:p>X</text:p>
          </table:table-cell>
          <table:table-cell table:style-name="ce9"/>
          <table:table-cell table:formula="of:=IF(COUNTIF([.$A$2:.$A$30];[.C13])&gt;0;&quot;-&quot;;&quot;X&quot;)" office:value-type="string" office:string-value="X">
            <text:p>X</text:p>
          </table:table-cell>
          <table:table-cell table:number-columns-repeated="3"/>
          <table:table-cell table:style-name="ce9" table:number-columns-repeated="12"/>
          <table:table-cell table:number-columns-repeated="2"/>
        </table:table-row>
        <table:table-row table:style-name="ro1">
          <table:table-cell/>
          <table:table-cell table:formula="of:=IF(COUNTIF([.$C$2:.$C$30];[.A14])&gt;0;&quot;-&quot;;&quot;X&quot;)" office:value-type="string" office:string-value="X">
            <text:p>X</text:p>
          </table:table-cell>
          <table:table-cell/>
          <table:table-cell table:formula="of:=IF(COUNTIF([.$A$2:.$A$30];[.C14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/>
          <table:table-cell table:formula="of:=IF(COUNTIF([.$C$2:.$C$30];[.A15])&gt;0;&quot;-&quot;;&quot;X&quot;)" office:value-type="string" office:string-value="X">
            <text:p>X</text:p>
          </table:table-cell>
          <table:table-cell/>
          <table:table-cell table:formula="of:=IF(COUNTIF([.$A$2:.$A$30];[.C15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/>
          <table:table-cell table:formula="of:=IF(COUNTIF([.$C$2:.$C$30];[.A16])&gt;0;&quot;-&quot;;&quot;X&quot;)" office:value-type="string" office:string-value="X">
            <text:p>X</text:p>
          </table:table-cell>
          <table:table-cell/>
          <table:table-cell table:formula="of:=IF(COUNTIF([.$A$2:.$A$30];[.C16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/>
          <table:table-cell table:formula="of:=IF(COUNTIF([.$C$2:.$C$30];[.A17])&gt;0;&quot;-&quot;;&quot;X&quot;)" office:value-type="string" office:string-value="X">
            <text:p>X</text:p>
          </table:table-cell>
          <table:table-cell/>
          <table:table-cell table:formula="of:=IF(COUNTIF([.$A$2:.$A$30];[.C17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/>
          <table:table-cell table:formula="of:=IF(COUNTIF([.$C$2:.$C$30];[.A18])&gt;0;&quot;-&quot;;&quot;X&quot;)" office:value-type="string" office:string-value="X">
            <text:p>X</text:p>
          </table:table-cell>
          <table:table-cell/>
          <table:table-cell table:formula="of:=IF(COUNTIF([.$A$2:.$A$30];[.C18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/>
          <table:table-cell table:formula="of:=IF(COUNTIF([.$C$2:.$C$30];[.A19])&gt;0;&quot;-&quot;;&quot;X&quot;)" office:value-type="string" office:string-value="X">
            <text:p>X</text:p>
          </table:table-cell>
          <table:table-cell/>
          <table:table-cell table:formula="of:=IF(COUNTIF([.$A$2:.$A$30];[.C19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/>
          <table:table-cell table:formula="of:=IF(COUNTIF([.$C$2:.$C$30];[.A20])&gt;0;&quot;-&quot;;&quot;X&quot;)" office:value-type="string" office:string-value="X">
            <text:p>X</text:p>
          </table:table-cell>
          <table:table-cell/>
          <table:table-cell table:formula="of:=IF(COUNTIF([.$A$2:.$A$30];[.C20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/>
          <table:table-cell table:formula="of:=IF(COUNTIF([.$C$2:.$C$30];[.A21])&gt;0;&quot;-&quot;;&quot;X&quot;)" office:value-type="string" office:string-value="X">
            <text:p>X</text:p>
          </table:table-cell>
          <table:table-cell/>
          <table:table-cell table:formula="of:=IF(COUNTIF([.$A$2:.$A$30];[.C21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/>
          <table:table-cell table:formula="of:=IF(COUNTIF([.$C$2:.$C$30];[.A22])&gt;0;&quot;-&quot;;&quot;X&quot;)" office:value-type="string" office:string-value="X">
            <text:p>X</text:p>
          </table:table-cell>
          <table:table-cell/>
          <table:table-cell table:formula="of:=IF(COUNTIF([.$A$2:.$A$30];[.C22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/>
          <table:table-cell table:formula="of:=IF(COUNTIF([.$C$2:.$C$30];[.A23])&gt;0;&quot;-&quot;;&quot;X&quot;)" office:value-type="string" office:string-value="X">
            <text:p>X</text:p>
          </table:table-cell>
          <table:table-cell/>
          <table:table-cell table:formula="of:=IF(COUNTIF([.$A$2:.$A$30];[.C23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/>
          <table:table-cell table:formula="of:=IF(COUNTIF([.$C$2:.$C$30];[.A24])&gt;0;&quot;-&quot;;&quot;X&quot;)" office:value-type="string" office:string-value="X">
            <text:p>X</text:p>
          </table:table-cell>
          <table:table-cell/>
          <table:table-cell table:formula="of:=IF(COUNTIF([.$A$2:.$A$30];[.C24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/>
          <table:table-cell table:formula="of:=IF(COUNTIF([.$C$2:.$C$30];[.A25])&gt;0;&quot;-&quot;;&quot;X&quot;)" office:value-type="string" office:string-value="X">
            <text:p>X</text:p>
          </table:table-cell>
          <table:table-cell/>
          <table:table-cell table:formula="of:=IF(COUNTIF([.$A$2:.$A$30];[.C25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/>
          <table:table-cell table:formula="of:=IF(COUNTIF([.$C$2:.$C$30];[.A26])&gt;0;&quot;-&quot;;&quot;X&quot;)" office:value-type="string" office:string-value="X">
            <text:p>X</text:p>
          </table:table-cell>
          <table:table-cell/>
          <table:table-cell table:formula="of:=IF(COUNTIF([.$A$2:.$A$30];[.C26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/>
          <table:table-cell table:formula="of:=IF(COUNTIF([.$C$2:.$C$30];[.A27])&gt;0;&quot;-&quot;;&quot;X&quot;)" office:value-type="string" office:string-value="X">
            <text:p>X</text:p>
          </table:table-cell>
          <table:table-cell/>
          <table:table-cell table:formula="of:=IF(COUNTIF([.$A$2:.$A$30];[.C27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/>
          <table:table-cell table:formula="of:=IF(COUNTIF([.$C$2:.$C$30];[.A28])&gt;0;&quot;-&quot;;&quot;X&quot;)" office:value-type="string" office:string-value="X">
            <text:p>X</text:p>
          </table:table-cell>
          <table:table-cell/>
          <table:table-cell table:formula="of:=IF(COUNTIF([.$A$2:.$A$30];[.C28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/>
          <table:table-cell table:formula="of:=IF(COUNTIF([.$C$2:.$C$30];[.A29])&gt;0;&quot;-&quot;;&quot;X&quot;)" office:value-type="string" office:string-value="X">
            <text:p>X</text:p>
          </table:table-cell>
          <table:table-cell/>
          <table:table-cell table:formula="of:=IF(COUNTIF([.$A$2:.$A$30];[.C29])&gt;0;&quot;-&quot;;&quot;X&quot;)" office:value-type="string" office:string-value="X">
            <text:p>X</text:p>
          </table:table-cell>
          <table:table-cell table:number-columns-repeated="17"/>
        </table:table-row>
        <table:table-row table:style-name="ro1">
          <table:table-cell/>
          <table:table-cell table:formula="of:=IF(COUNTIF([.$C$2:.$C$30];[.A30])&gt;0;&quot;-&quot;;&quot;X&quot;)" office:value-type="string" office:string-value="X">
            <text:p>X</text:p>
          </table:table-cell>
          <table:table-cell/>
          <table:table-cell table:formula="of:=IF(COUNTIF([.$A$2:.$A$30];[.C30])&gt;0;&quot;-&quot;;&quot;X&quot;)" office:value-type="string" office:string-value="X">
            <text:p>X</text:p>
          </table:table-cell>
          <table:table-cell table:number-columns-repeated="17"/>
        </table:table-row>
      </table:table>
      <table:table table:name="Hoja4" table:style-name="ta1" table:print="false">
        <table:table-column table:style-name="co22" table:default-cell-style-name="Default"/>
        <table:table-column table:style-name="co18" table:default-cell-style-name="Default"/>
        <table:table-column table:style-name="co18" table:default-cell-style-name="ce19"/>
        <table:table-column table:style-name="co18" table:number-columns-repeated="10" table:default-cell-style-name="Default"/>
        <table:table-row table:style-name="ro1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9" table:number-columns-repeated="10"/>
        </table:table-row>
        <table:table-row table:style-name="ro1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9" table:number-columns-repeated="10"/>
        </table:table-row>
        <table:table-row table:style-name="ro1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9" table:number-columns-repeated="10"/>
        </table:table-row>
        <table:table-row table:style-name="ro1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9" table:number-columns-repeated="10"/>
        </table:table-row>
        <table:table-row table:style-name="ro1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 table:style-name="Default"/>
          <table:table-cell table:style-name="ce9" table:number-columns-repeated="10"/>
        </table:table-row>
        <table:table-row table:style-name="ro5">
          <table:table-cell table:style-name="ce23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9" table:number-columns-repeated="10"/>
        </table:table-row>
        <table:table-row table:style-name="ro1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/>
          <table:table-cell table:style-name="ce9" table:number-columns-repeated="10"/>
        </table:table-row>
        <table:table-row table:style-name="ro1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 table:style-name="Default"/>
          <table:table-cell table:style-name="ce9" table:number-columns-repeated="10"/>
        </table:table-row>
        <table:table-row table:style-name="ro1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9" table:number-columns-repeated="10"/>
        </table:table-row>
        <table:table-row table:style-name="ro1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 table:number-columns-repeated="11"/>
        </table:table-row>
        <table:table-row table:style-name="ro1">
          <table:table-cell table:style-name="ce24" office:value-type="string">
            <text:p>T2_AT_Vienna</text:p>
          </table:table-cell>
          <table:table-cell office:value-type="float" office:value="212">
            <text:p>212</text:p>
          </table:table-cell>
          <table:table-cell table:number-columns-repeated="11"/>
        </table:table-row>
        <table:table-row table:style-name="ro1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 table:number-columns-repeated="11"/>
        </table:table-row>
        <table:table-row table:style-name="ro1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 table:number-columns-repeated="11"/>
        </table:table-row>
        <table:table-row table:style-name="ro1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1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1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table:style-name="ce24" office:value-type="string">
            <text:p>T2_FI_HIP</text:p>
          </table:table-cell>
          <table:table-cell office:value-type="float" office:value="1500">
            <text:p>15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 table:number-columns-repeated="11"/>
        </table:table-row>
        <table:table-row table:style-name="ro1">
          <table:table-cell table:style-name="ce24"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5">
          <table:table-cell table:style-name="ce25" office:value-type="string">
            <text:p>T2_GR_Ioannina</text:p>
          </table:table-cell>
          <table:table-cell table:style-name="ce27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24" office:value-type="string">
            <text:p>T2_IT_Bari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24" office:value-type="string">
            <text:p>T2_KR_KNU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 table:number-columns-repeated="11"/>
        </table:table-row>
        <table:table-row table:style-name="ro1">
          <table:table-cell table:style-name="ce24" office:value-type="string">
            <text:p>T2_RU_IHEP</text:p>
          </table:table-cell>
          <table:table-cell table:style-name="ce27" office:value-type="float" office:value="700">
            <text:p>700</text:p>
          </table:table-cell>
          <table:table-cell table:number-columns-repeated="11"/>
        </table:table-row>
        <table:table-row table:style-name="ro1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table:style-name="ce26" office:value-type="string">
            <text:p>T2_RU_PNPI</text:p>
          </table:table-cell>
          <table:table-cell office:value-type="float" office:value="176">
            <text:p>176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24" office:value-type="string">
            <text:p>T2_RU_SINP</text:p>
          </table:table-cell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24" office:value-type="string">
            <text:p>T2_UA_KIPT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 table:number-columns-repeated="11"/>
        </table:table-row>
        <table:table-row table:style-name="ro1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 table:number-columns-repeated="11"/>
        </table:table-row>
      </table:table>
      <table:table table:name="workflow drain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ce19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Default"/>
        <table:table-column table:style-name="co30" table:default-cell-style-name="ce19"/>
        <table:table-column table:style-name="co31" table:default-cell-style-name="ce19"/>
        <table:table-column table:style-name="co18" table:number-columns-repeated="7" table:default-cell-style-name="Default"/>
        <table:table-row table:style-name="ro1">
          <table:table-cell table:style-name="ce16" office:value-type="string">
            <office:annotation draw:style-name="gr5" draw:text-style-name="P1" svg:width="2.3476in" svg:height="0.6713in" svg:x="1.835in" svg:y="0in" draw:caption-point-x="-0.2402in" draw:caption-point-y="0.0039in">
              <dc:date>2013-07-08T00:00:00</dc:date>
              <text:p text:style-name="P1"><text:span text:style-name="T1">Yellow = need re commissioning</text:span></text:p>
            </office:annotation>
            <text:p>Site in MC</text:p>
          </table:table-cell>
          <table:table-cell table:style-name="ce16" office:value-type="string">
            <text:p><text:a xlink:href="https://cmsweb.cern.ch/sitedb/prod/sites">Slots</text:a></text:p>
          </table:table-cell>
          <table:table-cell table:style-name="ce16" office:value-type="string">
            <office:annotation draw:style-name="gr6" draw:text-style-name="P1" svg:width="2.3217in" svg:height="1.1677in" svg:x="3.1646in" svg:y="0in" draw:caption-point-x="-0.2402in" draw:caption-point-y="0.0039in">
              <dc:date>2013-07-08T00:00:00</dc:date>
              <text:p text:style-name="P1"><text:span text:style-name="T1">Down = sites that had jobs in the past but we don't want to use any more</text:span></text:p>
              <text:p text:style-name="P1"><text:span text:style-name="T1"/></text:p>
              <text:p text:style-name="P1"><text:span text:style-name="T1">Drain = sites moving to the WR</text:span></text:p>
              <text:p text:style-name="P1"><text:span text:style-name="T1"/></text:p>
              <text:p text:style-name="P1"><text:span text:style-name="T1">Skip = sites never used before</text:span></text:p>
            </office:annotation>
            <text:p>Status</text:p>
          </table:table-cell>
          <table:table-cell table:style-name="ce28" office:value-type="string">
            <text:p>Comment</text:p>
          </table:table-cell>
          <table:table-cell table:style-name="ce28" office:value-type="string">
            <text:p>in WR</text:p>
          </table:table-cell>
          <table:table-cell table:style-name="ce28"/>
          <table:table-cell table:style-name="ce35" office:value-type="string">
            <text:p>Site in SSB</text:p>
          </table:table-cell>
          <table:table-cell table:style-name="ce16" office:value-type="string">
            <office:annotation draw:style-name="gr7" draw:text-style-name="P1" svg:width="1.8531in" svg:height="0.5484in" svg:x="7.6307in" svg:y="0in" draw:caption-point-x="-0.2402in" draw:caption-point-y="0.0039in">
              <dc:date>2013-06-28T00:00:00</dc:date>
              <text:p text:style-name="P1"><text:span text:style-name="T1">X = not in list of Sites for MC</text:span></text:p>
            </office:annotation>
            <text:p>Not in MC</text:p>
          </table:table-cell>
          <table:table-cell table:style-name="ce36" office:value-type="string">
            <office:annotation draw:style-name="gr8" draw:text-style-name="P1" svg:width="1.1413in" svg:height="0.2346in" svg:x="8.0748in" svg:y="0in" draw:caption-point-x="-0.2402in" draw:caption-point-y="0.0039in">
              <dc:date>2013-06-28T00:00:00</dc:date>
              <text:p text:style-name="P1"><text:span text:style-name="T1">X = IN the WR</text:span></text:p>
            </office:annotation>
            <text:p>In WR</text:p>
          </table:table-cell>
          <table:table-cell/>
          <table:table-cell table:style-name="ce16" office:value-type="string">
            <text:p>last update</text:p>
          </table:table-cell>
          <table:table-cell table:number-columns-repeated="5"/>
        </table:table-row>
        <table:table-row table:style-name="ro9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9" office:value-type="string">
            <text:p>leave down</text:p>
          </table:table-cell>
          <table:table-cell table:style-name="ce34" table:formula="of:=IF(COUNTIF([Script.$C$2:.$C$30];[.$A2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0_CH_CERN#currentView=site_readiness">T0_CH_CERN</text:a></text:p>
          </table:table-cell>
          <table:table-cell table:formula="of:=IF(COUNTIF([.$A$2:.$A$80];[.G2])&gt;0;&quot;-&quot;;&quot;X&quot;)" office:value-type="string" office:string-value="-">
            <text:p>-</text:p>
          </table:table-cell>
          <table:table-cell table:style-name="ce37" table:formula="of:=IF(COUNTIF([Script.$C$2:.$C$30];[.G2])&gt;0;&quot;X&quot;;&quot;-&quot;)" office:value-type="string" office:string-value="-">
            <text:p>-</text:p>
          </table:table-cell>
          <table:table-cell/>
          <table:table-cell table:style-name="ce40" office:value-type="date" office:date-value="2013-09-03">
            <text:p>Sep 3, 2013</text:p>
          </table:table-cell>
          <table:table-cell table:number-columns-repeated="5"/>
        </table:table-row>
        <table:table-row table:style-name="ro9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29"/>
          <table:table-cell table:style-name="ce34" table:formula="of:=IF(COUNTIF([Script.$C$2:.$C$30];[.$A3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1_CH_CERN#currentView=site_readiness">T1_CH_CERN</text:a></text:p>
          </table:table-cell>
          <table:table-cell table:formula="of:=IF(COUNTIF([.$A$2:.$A$80];[.G3])&gt;0;&quot;-&quot;;&quot;X&quot;)" office:value-type="string" office:string-value="X">
            <text:p>X</text:p>
          </table:table-cell>
          <table:table-cell table:style-name="ce37" table:formula="of:=IF(COUNTIF([Script.$C$2:.$C$30];[.G3])&gt;0;&quot;X&quot;;&quot;-&quot;)" office:value-type="string" office:string-value="-">
            <text:p>-</text:p>
          </table:table-cell>
          <table:table-cell table:number-columns-repeated="7"/>
        </table:table-row>
        <table:table-row table:style-name="ro9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29"/>
          <table:table-cell table:style-name="ce34" table:formula="of:=IF(COUNTIF([Script.$C$2:.$C$30];[.$A4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1_DE_KIT#currentView=site_readiness">T1_DE_KIT</text:a></text:p>
          </table:table-cell>
          <table:table-cell table:formula="of:=IF(COUNTIF([.$A$2:.$A$80];[.G4])&gt;0;&quot;-&quot;;&quot;X&quot;)" office:value-type="string" office:string-value="-">
            <text:p>-</text:p>
          </table:table-cell>
          <table:table-cell table:style-name="ce37" table:formula="of:=IF(COUNTIF([Script.$C$2:.$C$30];[.G4])&gt;0;&quot;X&quot;;&quot;-&quot;)" office:value-type="string" office:string-value="-">
            <text:p>-</text:p>
          </table:table-cell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</table:table-row>
        <table:table-row table:style-name="ro9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29"/>
          <table:table-cell table:style-name="ce34" table:formula="of:=IF(COUNTIF([Script.$C$2:.$C$30];[.$A5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1_ES_PIC#currentView=site_readiness">T1_ES_PIC</text:a></text:p>
          </table:table-cell>
          <table:table-cell table:formula="of:=IF(COUNTIF([.$A$2:.$A$80];[.G5])&gt;0;&quot;-&quot;;&quot;X&quot;)" office:value-type="string" office:string-value="-">
            <text:p>-</text:p>
          </table:table-cell>
          <table:table-cell table:style-name="ce37" table:formula="of:=IF(COUNTIF([Script.$C$2:.$C$30];[.G5])&gt;0;&quot;X&quot;;&quot;-&quot;)" office:value-type="string" office:string-value="-">
            <text:p>-</text:p>
          </table:table-cell>
          <table:covered-table-cell table:number-columns-repeated="7"/>
        </table:table-row>
        <table:table-row table:style-name="ro9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 table:style-name="Default"/>
          <table:table-cell table:style-name="ce30"/>
          <table:table-cell table:style-name="ce34" table:formula="of:=IF(COUNTIF([Script.$C$2:.$C$30];[.$A6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1_FR_CCIN2P3#currentView=site_readiness">T1_FR_CCIN2P3</text:a></text:p>
          </table:table-cell>
          <table:table-cell table:formula="of:=IF(COUNTIF([.$A$2:.$A$80];[.G6])&gt;0;&quot;-&quot;;&quot;X&quot;)" office:value-type="string" office:string-value="-">
            <text:p>-</text:p>
          </table:table-cell>
          <table:table-cell table:style-name="ce37" table:formula="of:=IF(COUNTIF([Script.$C$2:.$C$30];[.G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7">
          <table:table-cell table:style-name="ce23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9" office:value-type="string">
            <text:p>waiting to be commissioned</text:p>
          </table:table-cell>
          <table:table-cell table:style-name="ce34" table:formula="of:=IF(COUNTIF([Script.$C$2:.$C$30];[.$A7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1_IT_CNAF#currentView=site_readiness">T1_IT_CNAF</text:a></text:p>
          </table:table-cell>
          <table:table-cell table:formula="of:=IF(COUNTIF([.$A$2:.$A$80];[.G7])&gt;0;&quot;-&quot;;&quot;X&quot;)" office:value-type="string" office:string-value="-">
            <text:p>-</text:p>
          </table:table-cell>
          <table:table-cell table:style-name="ce37" table:formula="of:=IF(COUNTIF([Script.$C$2:.$C$30];[.G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0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/>
          <table:table-cell table:style-name="ce31" office:value-type="string">
            <text:p>working in opportunistic mode</text:p>
          </table:table-cell>
          <table:table-cell table:style-name="ce34" table:formula="of:=IF(COUNTIF([Script.$C$2:.$C$30];[.$A8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1_RU_JINR#currentView=site_readiness">T1_RU_JINR</text:a></text:p>
          </table:table-cell>
          <table:table-cell table:formula="of:=IF(COUNTIF([.$A$2:.$A$80];[.G8])&gt;0;&quot;-&quot;;&quot;X&quot;)" office:value-type="string" office:string-value="-">
            <text:p>-</text:p>
          </table:table-cell>
          <table:table-cell table:style-name="ce37" table:formula="of:=IF(COUNTIF([Script.$C$2:.$C$30];[.G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 table:style-name="Default"/>
          <table:table-cell table:style-name="ce30"/>
          <table:table-cell table:style-name="ce34" table:formula="of:=IF(COUNTIF([Script.$C$2:.$C$30];[.$A9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1_RU_JINR_Disk#currentView=site_readiness">T1_RU_JINR_Disk</text:a></text:p>
          </table:table-cell>
          <table:table-cell table:formula="of:=IF(COUNTIF([.$A$2:.$A$80];[.G9])&gt;0;&quot;-&quot;;&quot;X&quot;)" office:value-type="string" office:string-value="X">
            <text:p>X</text:p>
          </table:table-cell>
          <table:table-cell table:style-name="ce37" table:formula="of:=IF(COUNTIF([Script.$C$2:.$C$30];[.G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0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9" office:value-type="string">
            <text:p>Leave down, it exists only for PhEDEX</text:p>
          </table:table-cell>
          <table:table-cell table:style-name="ce34" table:formula="of:=IF(COUNTIF([Script.$C$2:.$C$30];[.$A10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1_TW_ASGC#currentView=site_readiness">T1_TW_ASGC</text:a></text:p>
          </table:table-cell>
          <table:table-cell table:formula="of:=IF(COUNTIF([.$A$2:.$A$80];[.G10])&gt;0;&quot;-&quot;;&quot;X&quot;)" office:value-type="string" office:string-value="-">
            <text:p>-</text:p>
          </table:table-cell>
          <table:table-cell table:style-name="ce37" table:formula="of:=IF(COUNTIF([Script.$C$2:.$C$30];[.G1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/>
          <table:table-cell table:style-name="ce29"/>
          <table:table-cell table:style-name="ce34" table:formula="of:=IF(COUNTIF([Script.$C$2:.$C$30];[.$A11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1_UK_RAL#currentView=site_readiness">T1_UK_RAL</text:a></text:p>
          </table:table-cell>
          <table:table-cell table:formula="of:=IF(COUNTIF([.$A$2:.$A$80];[.G11])&gt;0;&quot;-&quot;;&quot;X&quot;)" office:value-type="string" office:string-value="-">
            <text:p>-</text:p>
          </table:table-cell>
          <table:table-cell table:style-name="ce37" table:formula="of:=IF(COUNTIF([Script.$C$2:.$C$30];[.G1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7">
          <table:table-cell table:style-name="ce24" office:value-type="string">
            <text:p>T2_AT_Vienna</text:p>
          </table:table-cell>
          <table:table-cell office:value-type="float" office:value="212">
            <text:p>212</text:p>
          </table:table-cell>
          <table:table-cell/>
          <table:table-cell table:style-name="ce9" office:value-type="string">
            <text:p>Aug13: site commissioned</text:p>
          </table:table-cell>
          <table:table-cell table:style-name="ce34" table:formula="of:=IF(COUNTIF([Script.$C$2:.$C$30];[.$A12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1_UK_RAL_Disk#currentView=site_readiness">T1_UK_RAL_Disk</text:a></text:p>
          </table:table-cell>
          <table:table-cell table:formula="of:=IF(COUNTIF([.$A$2:.$A$80];[.G12])&gt;0;&quot;-&quot;;&quot;X&quot;)" office:value-type="string" office:string-value="-">
            <text:p>-</text:p>
          </table:table-cell>
          <table:table-cell table:style-name="ce37" table:formula="of:=IF(COUNTIF([Script.$C$2:.$C$30];[.G1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office:value-type="string">
            <text:p>drain</text:p>
          </table:table-cell>
          <table:table-cell table:style-name="ce29" office:value-type="string">
            <text:p>Aug27: no xrootd fallback config</text:p>
          </table:table-cell>
          <table:table-cell table:style-name="ce34" table:formula="of:=IF(COUNTIF([Script.$C$2:.$C$30];[.$A13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1_US_FNAL#currentView=site_readiness">T1_US_FNAL</text:a></text:p>
          </table:table-cell>
          <table:table-cell table:formula="of:=IF(COUNTIF([.$A$2:.$A$80];[.G13])&gt;0;&quot;-&quot;;&quot;X&quot;)" office:value-type="string" office:string-value="-">
            <text:p>-</text:p>
          </table:table-cell>
          <table:table-cell table:style-name="ce37" table:formula="of:=IF(COUNTIF([Script.$C$2:.$C$30];[.G1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/>
          <table:table-cell table:style-name="ce29"/>
          <table:table-cell table:style-name="ce34" table:formula="of:=IF(COUNTIF([Script.$C$2:.$C$30];[.$A14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1_US_FNAL_Disk#currentView=site_readiness">T1_US_FNAL_Disk</text:a></text:p>
          </table:table-cell>
          <table:table-cell table:formula="of:=IF(COUNTIF([.$A$2:.$A$80];[.G14])&gt;0;&quot;-&quot;;&quot;X&quot;)" office:value-type="string" office:string-value="X">
            <text:p>X</text:p>
          </table:table-cell>
          <table:table-cell table:style-name="ce37" table:formula="of:=IF(COUNTIF([Script.$C$2:.$C$30];[.G14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/>
          <table:table-cell table:style-name="ce29"/>
          <table:table-cell table:style-name="ce34" table:formula="of:=IF(COUNTIF([Script.$C$2:.$C$30];[.$A15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AT_Vienna#currentView=site_readiness">T2_AT_Vienna</text:a></text:p>
          </table:table-cell>
          <table:table-cell table:formula="of:=IF(COUNTIF([.$A$2:.$A$80];[.G15])&gt;0;&quot;-&quot;;&quot;X&quot;)" office:value-type="string" office:string-value="-">
            <text:p>-</text:p>
          </table:table-cell>
          <table:table-cell table:style-name="ce37" table:formula="of:=IF(COUNTIF([Script.$C$2:.$C$30];[.G15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7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31" office:value-type="string">
            <text:p>network problems</text:p>
          </table:table-cell>
          <table:table-cell table:style-name="ce34" table:formula="of:=IF(COUNTIF([Script.$C$2:.$C$30];[.$A16])&gt;0;&quot;X&quot;;&quot;-&quot;)" office:value-type="string" office:string-value="X">
            <text:p>X</text:p>
          </table:table-cell>
          <table:table-cell table:style-name="ce34"/>
          <table:table-cell table:style-name="ce9" office:value-type="string">
            <text:p><text:a xlink:href="http://dashb-ssb.cern.ch/dashboard/request.py/sitehistory?site=T2_BE_IIHE#currentView=site_readiness">T2_BE_IIHE</text:a></text:p>
          </table:table-cell>
          <table:table-cell table:formula="of:=IF(COUNTIF([.$A$2:.$A$80];[.G16])&gt;0;&quot;-&quot;;&quot;X&quot;)" office:value-type="string" office:string-value="-">
            <text:p>-</text:p>
          </table:table-cell>
          <table:table-cell table:style-name="ce37" table:formula="of:=IF(COUNTIF([Script.$C$2:.$C$30];[.G1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/>
          <table:table-cell table:style-name="ce29"/>
          <table:table-cell table:style-name="ce34" table:formula="of:=IF(COUNTIF([Script.$C$2:.$C$30];[.$A17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BE_UCL#currentView=site_readiness">T2_BE_UCL</text:a></text:p>
          </table:table-cell>
          <table:table-cell table:formula="of:=IF(COUNTIF([.$A$2:.$A$80];[.G17])&gt;0;&quot;-&quot;;&quot;X&quot;)" office:value-type="string" office:string-value="-">
            <text:p>-</text:p>
          </table:table-cell>
          <table:table-cell table:style-name="ce37" table:formula="of:=IF(COUNTIF([Script.$C$2:.$C$30];[.G1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/>
          <table:table-cell table:style-name="ce29"/>
          <table:table-cell table:style-name="ce34" table:formula="of:=IF(COUNTIF([Script.$C$2:.$C$30];[.$A18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BR_SPRACE#currentView=site_readiness">T2_BR_SPRACE</text:a></text:p>
          </table:table-cell>
          <table:table-cell table:formula="of:=IF(COUNTIF([.$A$2:.$A$80];[.G18])&gt;0;&quot;-&quot;;&quot;X&quot;)" office:value-type="string" office:string-value="-">
            <text:p>-</text:p>
          </table:table-cell>
          <table:table-cell table:style-name="ce37" table:formula="of:=IF(COUNTIF([Script.$C$2:.$C$30];[.G1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/>
          <table:table-cell table:style-name="ce29"/>
          <table:table-cell table:style-name="ce34" table:formula="of:=IF(COUNTIF([Script.$C$2:.$C$30];[.$A19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80];[.G19])&gt;0;&quot;-&quot;;&quot;X&quot;)" office:value-type="string" office:string-value="-">
            <text:p>-</text:p>
          </table:table-cell>
          <table:table-cell table:style-name="ce37" table:formula="of:=IF(COUNTIF([Script.$C$2:.$C$30];[.G19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/>
          <table:table-cell table:style-name="ce29"/>
          <table:table-cell table:style-name="ce34" table:formula="of:=IF(COUNTIF([Script.$C$2:.$C$30];[.$A20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CH_CERN#currentView=site_readiness">T2_CH_CERN</text:a></text:p>
          </table:table-cell>
          <table:table-cell table:formula="of:=IF(COUNTIF([.$A$2:.$A$80];[.G20])&gt;0;&quot;-&quot;;&quot;X&quot;)" office:value-type="string" office:string-value="-">
            <text:p>-</text:p>
          </table:table-cell>
          <table:table-cell table:style-name="ce37" table:formula="of:=IF(COUNTIF([Script.$C$2:.$C$30];[.G2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/>
          <table:table-cell table:style-name="ce29"/>
          <table:table-cell table:style-name="ce34" table:formula="of:=IF(COUNTIF([Script.$C$2:.$C$30];[.$A21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CH_CERN_AI#currentView=site_readiness">T2_CH_CERN_AI</text:a></text:p>
          </table:table-cell>
          <table:table-cell table:formula="of:=IF(COUNTIF([.$A$2:.$A$80];[.G21])&gt;0;&quot;-&quot;;&quot;X&quot;)" office:value-type="string" office:string-value="-">
            <text:p>-</text:p>
          </table:table-cell>
          <table:table-cell table:style-name="ce37" table:formula="of:=IF(COUNTIF([Script.$C$2:.$C$30];[.G2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/>
          <table:table-cell table:style-name="ce29"/>
          <table:table-cell table:style-name="ce34" table:formula="of:=IF(COUNTIF([Script.$C$2:.$C$30];[.$A22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CH_CERN_HLT#currentView=site_readiness">T2_CH_CERN_HLT</text:a></text:p>
          </table:table-cell>
          <table:table-cell table:formula="of:=IF(COUNTIF([.$A$2:.$A$80];[.G22])&gt;0;&quot;-&quot;;&quot;X&quot;)" office:value-type="string" office:string-value="-">
            <text:p>-</text:p>
          </table:table-cell>
          <table:table-cell table:style-name="ce37" table:formula="of:=IF(COUNTIF([Script.$C$2:.$C$30];[.G2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/>
          <table:table-cell table:style-name="ce29"/>
          <table:table-cell table:style-name="ce34" table:formula="of:=IF(COUNTIF([Script.$C$2:.$C$30];[.$A23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CH_CSCS#currentView=site_readiness">T2_CH_CSCS</text:a></text:p>
          </table:table-cell>
          <table:table-cell table:formula="of:=IF(COUNTIF([.$A$2:.$A$80];[.G23])&gt;0;&quot;-&quot;;&quot;X&quot;)" office:value-type="string" office:string-value="-">
            <text:p>-</text:p>
          </table:table-cell>
          <table:table-cell table:style-name="ce37" table:formula="of:=IF(COUNTIF([Script.$C$2:.$C$30];[.G2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/>
          <table:table-cell table:style-name="ce29"/>
          <table:table-cell table:style-name="ce34" table:formula="of:=IF(COUNTIF([Script.$C$2:.$C$30];[.$A24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CN_Beijing#currentView=site_readiness">T2_CN_Beijing</text:a></text:p>
          </table:table-cell>
          <table:table-cell table:formula="of:=IF(COUNTIF([.$A$2:.$A$80];[.G24])&gt;0;&quot;-&quot;;&quot;X&quot;)" office:value-type="string" office:string-value="-">
            <text:p>-</text:p>
          </table:table-cell>
          <table:table-cell table:style-name="ce37" table:formula="of:=IF(COUNTIF([Script.$C$2:.$C$30];[.G24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/>
          <table:table-cell table:style-name="ce29"/>
          <table:table-cell table:style-name="ce34" table:formula="of:=IF(COUNTIF([Script.$C$2:.$C$30];[.$A25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DE_DESY#currentView=site_readiness">T2_DE_DESY</text:a></text:p>
          </table:table-cell>
          <table:table-cell table:formula="of:=IF(COUNTIF([.$A$2:.$A$80];[.G25])&gt;0;&quot;-&quot;;&quot;X&quot;)" office:value-type="string" office:string-value="-">
            <text:p>-</text:p>
          </table:table-cell>
          <table:table-cell table:style-name="ce37" table:formula="of:=IF(COUNTIF([Script.$C$2:.$C$30];[.G25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/>
          <table:table-cell table:style-name="ce29"/>
          <table:table-cell table:style-name="ce34" table:formula="of:=IF(COUNTIF([Script.$C$2:.$C$30];[.$A26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DE_RWTH#currentView=site_readiness">T2_DE_RWTH</text:a></text:p>
          </table:table-cell>
          <table:table-cell table:formula="of:=IF(COUNTIF([.$A$2:.$A$80];[.G26])&gt;0;&quot;-&quot;;&quot;X&quot;)" office:value-type="string" office:string-value="-">
            <text:p>-</text:p>
          </table:table-cell>
          <table:table-cell table:style-name="ce37" table:formula="of:=IF(COUNTIF([Script.$C$2:.$C$30];[.G2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table:style-name="ce24" office:value-type="string">
            <text:p>T2_FI_HIP</text:p>
          </table:table-cell>
          <table:table-cell office:value-type="float" office:value="1500">
            <text:p>1500</text:p>
          </table:table-cell>
          <table:table-cell table:style-name="Default" table:number-columns-repeated="2"/>
          <table:table-cell table:style-name="ce34" table:formula="of:=IF(COUNTIF([Script.$C$2:.$C$30];[.$A27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EE_Estonia#currentView=site_readiness">T2_EE_Estonia</text:a></text:p>
          </table:table-cell>
          <table:table-cell table:formula="of:=IF(COUNTIF([.$A$2:.$A$80];[.G27])&gt;0;&quot;-&quot;;&quot;X&quot;)" office:value-type="string" office:string-value="-">
            <text:p>-</text:p>
          </table:table-cell>
          <table:table-cell table:style-name="ce37" table:formula="of:=IF(COUNTIF([Script.$C$2:.$C$30];[.G2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/>
          <table:table-cell table:style-name="ce29"/>
          <table:table-cell table:style-name="ce34" table:formula="of:=IF(COUNTIF([Script.$C$2:.$C$30];[.$A28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ES_CIEMAT#currentView=site_readiness">T2_ES_CIEMAT</text:a></text:p>
          </table:table-cell>
          <table:table-cell table:formula="of:=IF(COUNTIF([.$A$2:.$A$80];[.G28])&gt;0;&quot;-&quot;;&quot;X&quot;)" office:value-type="string" office:string-value="-">
            <text:p>-</text:p>
          </table:table-cell>
          <table:table-cell table:style-name="ce37" table:formula="of:=IF(COUNTIF([Script.$C$2:.$C$30];[.G2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table:style-name="ce24"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style-name="ce9" office:value-type="string">
            <text:p>shares WNs with LLR so as long as we are using GRIF_LLR we don't need IRFU</text:p>
          </table:table-cell>
          <table:table-cell table:style-name="ce34" table:formula="of:=IF(COUNTIF([Script.$C$2:.$C$30];[.$A29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ES_IFCA#currentView=site_readiness">T2_ES_IFCA</text:a></text:p>
          </table:table-cell>
          <table:table-cell table:formula="of:=IF(COUNTIF([.$A$2:.$A$80];[.G29])&gt;0;&quot;-&quot;;&quot;X&quot;)" office:value-type="string" office:string-value="-">
            <text:p>-</text:p>
          </table:table-cell>
          <table:table-cell table:style-name="ce37" table:formula="of:=IF(COUNTIF([Script.$C$2:.$C$30];[.G2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/>
          <table:table-cell table:style-name="ce29"/>
          <table:table-cell table:style-name="ce34" table:formula="of:=IF(COUNTIF([Script.$C$2:.$C$30];[.$A30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FI_HIP#currentView=site_readiness">T2_FI_HIP</text:a></text:p>
          </table:table-cell>
          <table:table-cell table:formula="of:=IF(COUNTIF([.$A$2:.$A$80];[.G30])&gt;0;&quot;-&quot;;&quot;X&quot;)" office:value-type="string" office:string-value="-">
            <text:p>-</text:p>
          </table:table-cell>
          <table:table-cell table:style-name="ce37" table:formula="of:=IF(COUNTIF([Script.$C$2:.$C$30];[.G3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/>
          <table:table-cell table:style-name="ce29"/>
          <table:table-cell table:style-name="ce34" table:formula="of:=IF(COUNTIF([Script.$C$2:.$C$30];[.$A31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FR_CCIN2P3#currentView=site_readiness">T2_FR_CCIN2P3</text:a></text:p>
          </table:table-cell>
          <table:table-cell table:formula="of:=IF(COUNTIF([.$A$2:.$A$80];[.G31])&gt;0;&quot;-&quot;;&quot;X&quot;)" office:value-type="string" office:string-value="-">
            <text:p>-</text:p>
          </table:table-cell>
          <table:table-cell table:style-name="ce37" table:formula="of:=IF(COUNTIF([Script.$C$2:.$C$30];[.G3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3">
          <table:table-cell table:style-name="ce25" office:value-type="string">
            <text:p>T2_GR_Ioannina</text:p>
          </table:table-cell>
          <table:table-cell table:style-name="ce27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style-name="ce9" office:value-type="string">
            <text:p>Aug13: Site Admin hasn't replied to efforts for commissioning</text:p>
          </table:table-cell>
          <table:table-cell table:style-name="ce34" table:formula="of:=IF(COUNTIF([Script.$C$2:.$C$30];[.$A32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FR_GRIF_IRFU#currentView=site_readiness">T2_FR_GRIF_IRFU</text:a></text:p>
          </table:table-cell>
          <table:table-cell table:formula="of:=IF(COUNTIF([.$A$2:.$A$80];[.G32])&gt;0;&quot;-&quot;;&quot;X&quot;)" office:value-type="string" office:string-value="-">
            <text:p>-</text:p>
          </table:table-cell>
          <table:table-cell table:style-name="ce37" table:formula="of:=IF(COUNTIF([Script.$C$2:.$C$30];[.G3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/>
          <table:table-cell table:style-name="ce29"/>
          <table:table-cell table:style-name="ce34" table:formula="of:=IF(COUNTIF([Script.$C$2:.$C$30];[.$A33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FR_GRIF_LLR#currentView=site_readiness">T2_FR_GRIF_LLR</text:a></text:p>
          </table:table-cell>
          <table:table-cell table:formula="of:=IF(COUNTIF([.$A$2:.$A$80];[.G33])&gt;0;&quot;-&quot;;&quot;X&quot;)" office:value-type="string" office:string-value="-">
            <text:p>-</text:p>
          </table:table-cell>
          <table:table-cell table:style-name="ce37" table:formula="of:=IF(COUNTIF([Script.$C$2:.$C$30];[.G3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31" office:value-type="string">
            <text:p>keep in drain as long as possible - everything an issue at this site</text:p>
          </table:table-cell>
          <table:table-cell table:style-name="ce34" table:formula="of:=IF(COUNTIF([Script.$C$2:.$C$30];[.$A34])&gt;0;&quot;X&quot;;&quot;-&quot;)" office:value-type="string" office:string-value="X">
            <text:p>X</text:p>
          </table:table-cell>
          <table:table-cell table:style-name="ce34"/>
          <table:table-cell table:style-name="ce9" office:value-type="string">
            <text:p><text:a xlink:href="http://dashb-ssb.cern.ch/dashboard/request.py/sitehistory?site=T2_FR_IPHC#currentView=site_readiness">T2_FR_IPHC</text:a></text:p>
          </table:table-cell>
          <table:table-cell table:formula="of:=IF(COUNTIF([.$A$2:.$A$80];[.G34])&gt;0;&quot;-&quot;;&quot;X&quot;)" office:value-type="string" office:string-value="-">
            <text:p>-</text:p>
          </table:table-cell>
          <table:table-cell table:style-name="ce37" table:formula="of:=IF(COUNTIF([Script.$C$2:.$C$30];[.G34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table:style-name="ce24" office:value-type="string">
            <text:p>T2_IT_Bari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Jul 08: took out</text:p>
          </table:table-cell>
          <table:table-cell table:style-name="ce34" table:formula="of:=IF(COUNTIF([Script.$C$2:.$C$30];[.$A35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GR_Ioannina#currentView=site_readiness">T2_GR_Ioannina</text:a></text:p>
          </table:table-cell>
          <table:table-cell table:formula="of:=IF(COUNTIF([.$A$2:.$A$80];[.G35])&gt;0;&quot;-&quot;;&quot;X&quot;)" office:value-type="string" office:string-value="-">
            <text:p>-</text:p>
          </table:table-cell>
          <table:table-cell table:style-name="ce37" table:formula="of:=IF(COUNTIF([Script.$C$2:.$C$30];[.G35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/>
          <table:table-cell table:style-name="ce29"/>
          <table:table-cell table:style-name="ce34" table:formula="of:=IF(COUNTIF([Script.$C$2:.$C$30];[.$A36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HU_Budapest#currentView=site_readiness">T2_HU_Budapest</text:a></text:p>
          </table:table-cell>
          <table:table-cell table:formula="of:=IF(COUNTIF([.$A$2:.$A$80];[.G36])&gt;0;&quot;-&quot;;&quot;X&quot;)" office:value-type="string" office:string-value="-">
            <text:p>-</text:p>
          </table:table-cell>
          <table:table-cell table:style-name="ce37" table:formula="of:=IF(COUNTIF([Script.$C$2:.$C$30];[.G3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/>
          <table:table-cell table:style-name="ce29"/>
          <table:table-cell table:style-name="ce34" table:formula="of:=IF(COUNTIF([Script.$C$2:.$C$30];[.$A37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80];[.G37])&gt;0;&quot;-&quot;;&quot;X&quot;)" office:value-type="string" office:string-value="-">
            <text:p>-</text:p>
          </table:table-cell>
          <table:table-cell table:style-name="ce37" table:formula="of:=IF(COUNTIF([Script.$C$2:.$C$30];[.G37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/>
          <table:table-cell table:style-name="ce29"/>
          <table:table-cell table:style-name="ce34" table:formula="of:=IF(COUNTIF([Script.$C$2:.$C$30];[.$A38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IT_Bari#currentView=site_readiness">T2_IT_Bari</text:a></text:p>
          </table:table-cell>
          <table:table-cell table:formula="of:=IF(COUNTIF([.$A$2:.$A$80];[.G38])&gt;0;&quot;-&quot;;&quot;X&quot;)" office:value-type="string" office:string-value="-">
            <text:p>-</text:p>
          </table:table-cell>
          <table:table-cell table:style-name="ce37" table:formula="of:=IF(COUNTIF([Script.$C$2:.$C$30];[.G3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7">
          <table:table-cell table:style-name="ce24" office:value-type="string">
            <text:p>T2_KR_KNU</text:p>
          </table:table-cell>
          <table:table-cell office:value-type="float" office:value="200">
            <text:p>200</text:p>
          </table:table-cell>
          <table:table-cell/>
          <table:table-cell table:style-name="ce9" office:value-type="string">
            <text:p>Jul 30: re-commissioned</text:p>
          </table:table-cell>
          <table:table-cell table:style-name="ce34" table:formula="of:=IF(COUNTIF([Script.$C$2:.$C$30];[.$A39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IT_Legnaro#currentView=site_readiness">T2_IT_Legnaro</text:a></text:p>
          </table:table-cell>
          <table:table-cell table:formula="of:=IF(COUNTIF([.$A$2:.$A$80];[.G39])&gt;0;&quot;-&quot;;&quot;X&quot;)" office:value-type="string" office:string-value="-">
            <text:p>-</text:p>
          </table:table-cell>
          <table:table-cell table:style-name="ce37" table:formula="of:=IF(COUNTIF([Script.$C$2:.$C$30];[.G3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/>
          <table:table-cell table:style-name="ce29"/>
          <table:table-cell table:style-name="ce34" table:formula="of:=IF(COUNTIF([Script.$C$2:.$C$30];[.$A40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IT_Pisa#currentView=site_readiness">T2_IT_Pisa</text:a></text:p>
          </table:table-cell>
          <table:table-cell table:formula="of:=IF(COUNTIF([.$A$2:.$A$80];[.G40])&gt;0;&quot;-&quot;;&quot;X&quot;)" office:value-type="string" office:string-value="-">
            <text:p>-</text:p>
          </table:table-cell>
          <table:table-cell table:style-name="ce37" table:formula="of:=IF(COUNTIF([Script.$C$2:.$C$30];[.G4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/>
          <table:table-cell table:style-name="ce29"/>
          <table:table-cell table:style-name="ce34" table:formula="of:=IF(COUNTIF([Script.$C$2:.$C$30];[.$A41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IT_Rome#currentView=site_readiness">T2_IT_Rome</text:a></text:p>
          </table:table-cell>
          <table:table-cell table:formula="of:=IF(COUNTIF([.$A$2:.$A$80];[.G41])&gt;0;&quot;-&quot;;&quot;X&quot;)" office:value-type="string" office:string-value="-">
            <text:p>-</text:p>
          </table:table-cell>
          <table:table-cell table:style-name="ce37" table:formula="of:=IF(COUNTIF([Script.$C$2:.$C$30];[.G4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7">
          <table:table-cell table:style-name="ce24" office:value-type="string">
            <text:p>T2_RU_IHEP</text:p>
          </table:table-cell>
          <table:table-cell table:style-name="ce27" office:value-type="float" office:value="700">
            <text:p>700</text:p>
          </table:table-cell>
          <table:table-cell/>
          <table:table-cell table:style-name="ce31" office:value-type="string">
            <text:p>Jul 29: out of waiting room</text:p>
          </table:table-cell>
          <table:table-cell table:style-name="ce34" table:formula="of:=IF(COUNTIF([Script.$C$2:.$C$30];[.$A42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KR_KNU#currentView=site_readiness">T2_KR_KNU</text:a></text:p>
          </table:table-cell>
          <table:table-cell table:formula="of:=IF(COUNTIF([.$A$2:.$A$80];[.G42])&gt;0;&quot;-&quot;;&quot;X&quot;)" office:value-type="string" office:string-value="-">
            <text:p>-</text:p>
          </table:table-cell>
          <table:table-cell table:style-name="ce37" table:formula="of:=IF(COUNTIF([Script.$C$2:.$C$30];[.G4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31" office:value-type="string">
            <text:p>in waiting room</text:p>
          </table:table-cell>
          <table:table-cell table:style-name="ce34" table:formula="of:=IF(COUNTIF([Script.$C$2:.$C$30];[.$A43])&gt;0;&quot;X&quot;;&quot;-&quot;)" office:value-type="string" office:string-value="X">
            <text:p>X</text:p>
          </table:table-cell>
          <table:table-cell table:style-name="ce34"/>
          <table:table-cell table:style-name="ce9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80];[.G43])&gt;0;&quot;-&quot;;&quot;X&quot;)" office:value-type="string" office:string-value="X">
            <text:p>X</text:p>
          </table:table-cell>
          <table:table-cell table:style-name="ce37" table:formula="of:=IF(COUNTIF([Script.$C$2:.$C$30];[.G43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7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/>
          <table:table-cell table:style-name="ce31" office:value-type="string">
            <text:p>Jul 29: out of waiting room</text:p>
          </table:table-cell>
          <table:table-cell table:style-name="ce34" table:formula="of:=IF(COUNTIF([Script.$C$2:.$C$30];[.$A44])&gt;0;&quot;X&quot;;&quot;-&quot;)" office:value-type="string" office:string-value="-">
            <text:p>-</text:p>
          </table:table-cell>
          <table:table-cell table:style-name="ce34"/>
          <table:table-cell table:style-name="ce25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80];[.G44])&gt;0;&quot;-&quot;;&quot;X&quot;)" office:value-type="string" office:string-value="X">
            <text:p>X</text:p>
          </table:table-cell>
          <table:table-cell table:style-name="ce37" table:formula="of:=IF(COUNTIF([Script.$C$2:.$C$30];[.G44])&gt;0;&quot;X&quot;;&quot;-&quot;)" office:value-type="string" office:string-value="X">
            <text:p>X</text:p>
          </table:table-cell>
          <table:table-cell table:style-name="ce39" office:value-type="string">
            <text:p>cmssw behind issues - network issues - network insufficient - talk with L2s</text:p>
          </table:table-cell>
          <table:table-cell table:style-name="ce9" table:number-columns-repeated="6"/>
        </table:table-row>
        <table:table-row table:style-name="ro7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/>
          <table:table-cell table:style-name="ce31" office:value-type="string">
            <text:p>Aug12: In the WR</text:p>
          </table:table-cell>
          <table:table-cell table:style-name="ce34" table:formula="of:=IF(COUNTIF([Script.$C$2:.$C$30];[.$A45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PL_Warsaw#currentView=site_readiness">T2_PL_Warsaw</text:a></text:p>
          </table:table-cell>
          <table:table-cell table:formula="of:=IF(COUNTIF([.$A$2:.$A$80];[.G45])&gt;0;&quot;-&quot;;&quot;X&quot;)" office:value-type="string" office:string-value="-">
            <text:p>-</text:p>
          </table:table-cell>
          <table:table-cell table:style-name="ce37" table:formula="of:=IF(COUNTIF([Script.$C$2:.$C$30];[.G45])&gt;0;&quot;X&quot;;&quot;-&quot;)" office:value-type="string" office:string-value="-">
            <text:p>-</text:p>
          </table:table-cell>
          <table:table-cell table:style-name="ce39"/>
          <table:table-cell table:style-name="ce9" table:number-columns-repeated="6"/>
        </table:table-row>
        <table:table-row table:style-name="ro12">
          <table:table-cell table:style-name="ce26" office:value-type="string">
            <text:p>T2_RU_PNPI</text:p>
          </table:table-cell>
          <table:table-cell office:value-type="float" office:value="176">
            <text:p>176</text:p>
          </table:table-cell>
          <table:table-cell office:value-type="string">
            <text:p>skip</text:p>
          </table:table-cell>
          <table:table-cell table:style-name="ce9" office:value-type="string">
            <text:p>Sep03: to be commissioned</text:p>
          </table:table-cell>
          <table:table-cell table:style-name="ce34" table:formula="of:=IF(COUNTIF([Script.$C$2:.$C$30];[.$A46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PT_NCG_Lisbon#currentView=site_readiness">T2_PT_NCG_Lisbon</text:a></text:p>
          </table:table-cell>
          <table:table-cell table:formula="of:=IF(COUNTIF([.$A$2:.$A$80];[.G46])&gt;0;&quot;-&quot;;&quot;X&quot;)" office:value-type="string" office:string-value="-">
            <text:p>-</text:p>
          </table:table-cell>
          <table:table-cell table:style-name="ce37" table:formula="of:=IF(COUNTIF([Script.$C$2:.$C$30];[.G4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style-name="ce31" office:value-type="string">
            <text:p>in waiting room</text:p>
          </table:table-cell>
          <table:table-cell table:style-name="ce34" table:formula="of:=IF(COUNTIF([Script.$C$2:.$C$30];[.$A47])&gt;0;&quot;X&quot;;&quot;-&quot;)" office:value-type="string" office:string-value="X">
            <text:p>X</text:p>
          </table:table-cell>
          <table:table-cell table:style-name="ce34"/>
          <table:table-cell table:style-name="ce9" office:value-type="string">
            <text:p><text:a xlink:href="http://dashb-ssb.cern.ch/dashboard/request.py/sitehistory?site=T2_RU_IHEP#currentView=site_readiness">T2_RU_IHEP</text:a></text:p>
          </table:table-cell>
          <table:table-cell table:formula="of:=IF(COUNTIF([.$A$2:.$A$80];[.G47])&gt;0;&quot;-&quot;;&quot;X&quot;)" office:value-type="string" office:string-value="-">
            <text:p>-</text:p>
          </table:table-cell>
          <table:table-cell table:style-name="ce37" table:formula="of:=IF(COUNTIF([Script.$C$2:.$C$30];[.G4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table:style-name="ce24" office:value-type="string">
            <text:p>T2_RU_SINP</text:p>
          </table:table-cell>
          <table:table-cell office:value-type="float" office:value="50">
            <text:p>50</text:p>
          </table:table-cell>
          <table:table-cell/>
          <table:table-cell table:style-name="ce31" office:value-type="string">
            <text:p>Sep03: out of drain</text:p>
          </table:table-cell>
          <table:table-cell table:style-name="ce34" table:formula="of:=IF(COUNTIF([Script.$C$2:.$C$30];[.$A48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80];[.G48])&gt;0;&quot;-&quot;;&quot;X&quot;)" office:value-type="string" office:string-value="-">
            <text:p>-</text:p>
          </table:table-cell>
          <table:table-cell table:style-name="ce37" table:formula="of:=IF(COUNTIF([Script.$C$2:.$C$30];[.G48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7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31" office:value-type="string">
            <text:p>Aug26: in the WR</text:p>
          </table:table-cell>
          <table:table-cell table:style-name="ce34" table:formula="of:=IF(COUNTIF([Script.$C$2:.$C$30];[.$A49])&gt;0;&quot;X&quot;;&quot;-&quot;)" office:value-type="string" office:string-value="X">
            <text:p>X</text:p>
          </table:table-cell>
          <table:table-cell table:style-name="ce34"/>
          <table:table-cell table:style-name="ce9" office:value-type="string">
            <text:p><text:a xlink:href="http://dashb-ssb.cern.ch/dashboard/request.py/sitehistory?site=T2_RU_ITEP#currentView=site_readiness">T2_RU_ITEP</text:a></text:p>
          </table:table-cell>
          <table:table-cell table:formula="of:=IF(COUNTIF([.$A$2:.$A$80];[.G49])&gt;0;&quot;-&quot;;&quot;X&quot;)" office:value-type="string" office:string-value="-">
            <text:p>-</text:p>
          </table:table-cell>
          <table:table-cell table:style-name="ce37" table:formula="of:=IF(COUNTIF([Script.$C$2:.$C$30];[.G4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/>
          <table:table-cell table:style-name="ce29"/>
          <table:table-cell table:style-name="ce34" table:formula="of:=IF(COUNTIF([Script.$C$2:.$C$30];[.$A50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80];[.G50])&gt;0;&quot;-&quot;;&quot;X&quot;)" office:value-type="string" office:string-value="-">
            <text:p>-</text:p>
          </table:table-cell>
          <table:table-cell table:style-name="ce37" table:formula="of:=IF(COUNTIF([Script.$C$2:.$C$30];[.G5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7">
          <table:table-cell table:style-name="ce24" office:value-type="string">
            <text:p>T2_UA_KIPT</text:p>
          </table:table-cell>
          <table:table-cell office:value-type="float" office:value="200">
            <text:p>200</text:p>
          </table:table-cell>
          <table:table-cell/>
          <table:table-cell table:style-name="ce9" office:value-type="string">
            <text:p>Aug13: site commissioned</text:p>
          </table:table-cell>
          <table:table-cell table:style-name="ce34" table:formula="of:=IF(COUNTIF([Script.$C$2:.$C$30];[.$A51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RU_PNPI#currentView=site_readiness">T2_RU_PNPI</text:a></text:p>
          </table:table-cell>
          <table:table-cell table:formula="of:=IF(COUNTIF([.$A$2:.$A$80];[.G51])&gt;0;&quot;-&quot;;&quot;X&quot;)" office:value-type="string" office:string-value="-">
            <text:p>-</text:p>
          </table:table-cell>
          <table:table-cell table:style-name="ce37" table:formula="of:=IF(COUNTIF([Script.$C$2:.$C$30];[.G5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/>
          <table:table-cell table:style-name="ce33" office:value-type="string">
            <text:p><text:span text:style-name="T3">Aug 13: </text:span><text:span text:style-name="T4">blackhole node due to CVMFS issues solved</text:span></text:p>
          </table:table-cell>
          <table:table-cell table:style-name="ce34" table:formula="of:=IF(COUNTIF([Script.$C$2:.$C$30];[.$A52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80];[.G52])&gt;0;&quot;-&quot;;&quot;X&quot;)" office:value-type="string" office:string-value="-">
            <text:p>-</text:p>
          </table:table-cell>
          <table:table-cell table:style-name="ce37" table:formula="of:=IF(COUNTIF([Script.$C$2:.$C$30];[.G52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/>
          <table:table-cell table:style-name="ce29"/>
          <table:table-cell table:style-name="ce34" table:formula="of:=IF(COUNTIF([Script.$C$2:.$C$30];[.$A53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80];[.G53])&gt;0;&quot;-&quot;;&quot;X&quot;)" office:value-type="string" office:string-value="-">
            <text:p>-</text:p>
          </table:table-cell>
          <table:table-cell table:style-name="ce37" table:formula="of:=IF(COUNTIF([Script.$C$2:.$C$30];[.G5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 office:value-type="string">
            <text:p>drain</text:p>
          </table:table-cell>
          <table:table-cell table:style-name="ce29" office:value-type="string">
            <text:p>Aug27: links problem</text:p>
          </table:table-cell>
          <table:table-cell table:style-name="ce34" table:formula="of:=IF(COUNTIF([Script.$C$2:.$C$30];[.$A54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80];[.G54])&gt;0;&quot;-&quot;;&quot;X&quot;)" office:value-type="string" office:string-value="X">
            <text:p>X</text:p>
          </table:table-cell>
          <table:table-cell table:style-name="ce37" table:formula="of:=IF(COUNTIF([Script.$C$2:.$C$30];[.G54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/>
          <table:table-cell table:style-name="ce29"/>
          <table:table-cell table:style-name="ce34" table:formula="of:=IF(COUNTIF([Script.$C$2:.$C$30];[.$A55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A$2:.$A$80];[.G55])&gt;0;&quot;-&quot;;&quot;X&quot;)" office:value-type="string" office:string-value="-">
            <text:p>-</text:p>
          </table:table-cell>
          <table:table-cell table:style-name="ce37" table:formula="of:=IF(COUNTIF([Script.$C$2:.$C$30];[.G55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/>
          <table:table-cell table:style-name="ce29"/>
          <table:table-cell table:style-name="ce34" table:formula="of:=IF(COUNTIF([Script.$C$2:.$C$30];[.$A56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TW_Taiwan#currentView=site_readiness">T2_TW_Taiwan</text:a></text:p>
          </table:table-cell>
          <table:table-cell table:formula="of:=IF(COUNTIF([.$A$2:.$A$80];[.G56])&gt;0;&quot;-&quot;;&quot;X&quot;)" office:value-type="string" office:string-value="-">
            <text:p>-</text:p>
          </table:table-cell>
          <table:table-cell table:style-name="ce37" table:formula="of:=IF(COUNTIF([Script.$C$2:.$C$30];[.G5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/>
          <table:table-cell table:style-name="ce29"/>
          <table:table-cell table:style-name="ce34" table:formula="of:=IF(COUNTIF([Script.$C$2:.$C$30];[.$A57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UA_KIPT#currentView=site_readiness">T2_UA_KIPT</text:a></text:p>
          </table:table-cell>
          <table:table-cell table:formula="of:=IF(COUNTIF([.$A$2:.$A$80];[.G57])&gt;0;&quot;-&quot;;&quot;X&quot;)" office:value-type="string" office:string-value="-">
            <text:p>-</text:p>
          </table:table-cell>
          <table:table-cell table:style-name="ce37" table:formula="of:=IF(COUNTIF([Script.$C$2:.$C$30];[.G5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/>
          <table:table-cell table:style-name="ce29"/>
          <table:table-cell table:style-name="ce34" table:formula="of:=IF(COUNTIF([Script.$C$2:.$C$30];[.$A58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UK_London_Brunel#currentView=site_readiness">T2_UK_London_Brunel</text:a></text:p>
          </table:table-cell>
          <table:table-cell table:formula="of:=IF(COUNTIF([.$A$2:.$A$80];[.G58])&gt;0;&quot;-&quot;;&quot;X&quot;)" office:value-type="string" office:string-value="-">
            <text:p>-</text:p>
          </table:table-cell>
          <table:table-cell table:style-name="ce37" table:formula="of:=IF(COUNTIF([Script.$C$2:.$C$30];[.G5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/>
          <table:table-cell table:style-name="ce29"/>
          <table:table-cell table:style-name="ce34" table:formula="of:=IF(COUNTIF([Script.$C$2:.$C$30];[.$A59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UK_London_IC#currentView=site_readiness">T2_UK_London_IC</text:a></text:p>
          </table:table-cell>
          <table:table-cell table:formula="of:=IF(COUNTIF([.$A$2:.$A$80];[.G59])&gt;0;&quot;-&quot;;&quot;X&quot;)" office:value-type="string" office:string-value="-">
            <text:p>-</text:p>
          </table:table-cell>
          <table:table-cell table:style-name="ce37" table:formula="of:=IF(COUNTIF([Script.$C$2:.$C$30];[.G5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/>
          <table:table-cell table:style-name="ce29"/>
          <table:table-cell table:style-name="ce34" table:formula="of:=IF(COUNTIF([Script.$C$2:.$C$30];[.$A60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UK_SGrid_Bristol#currentView=site_readiness">T2_UK_SGrid_Bristol</text:a></text:p>
          </table:table-cell>
          <table:table-cell table:formula="of:=IF(COUNTIF([.$A$2:.$A$80];[.G60])&gt;0;&quot;-&quot;;&quot;X&quot;)" office:value-type="string" office:string-value="-">
            <text:p>-</text:p>
          </table:table-cell>
          <table:table-cell table:style-name="ce37" table:formula="of:=IF(COUNTIF([Script.$C$2:.$C$30];[.G6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style-name="Default"/>
          <table:table-cell table:style-name="ce30"/>
          <table:table-cell table:style-name="ce34" table:formula="of:=IF(COUNTIF([Script.$C$2:.$C$30];[.$A61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UK_SGrid_RALPP#currentView=site_readiness">T2_UK_SGrid_RALPP</text:a></text:p>
          </table:table-cell>
          <table:table-cell table:formula="of:=IF(COUNTIF([.$A$2:.$A$80];[.G61])&gt;0;&quot;-&quot;;&quot;X&quot;)" office:value-type="string" office:string-value="-">
            <text:p>-</text:p>
          </table:table-cell>
          <table:table-cell table:style-name="ce37" table:formula="of:=IF(COUNTIF([Script.$C$2:.$C$30];[.G6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/>
          <table:table-cell table:style-name="ce29"/>
          <table:table-cell table:style-name="ce34" table:formula="of:=IF(COUNTIF([Script.$C$2:.$C$30];[.$A62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US_Caltech#currentView=site_readiness">T2_US_Caltech</text:a></text:p>
          </table:table-cell>
          <table:table-cell table:formula="of:=IF(COUNTIF([.$A$2:.$A$80];[.G62])&gt;0;&quot;-&quot;;&quot;X&quot;)" office:value-type="string" office:string-value="-">
            <text:p>-</text:p>
          </table:table-cell>
          <table:table-cell table:style-name="ce37" table:formula="of:=IF(COUNTIF([Script.$C$2:.$C$30];[.G6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/>
          <table:table-cell table:style-name="ce29"/>
          <table:table-cell table:style-name="ce34" table:formula="of:=IF(COUNTIF([Script.$C$2:.$C$30];[.$A63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US_Florida#currentView=site_readiness">T2_US_Florida</text:a></text:p>
          </table:table-cell>
          <table:table-cell table:formula="of:=IF(COUNTIF([.$A$2:.$A$80];[.G63])&gt;0;&quot;-&quot;;&quot;X&quot;)" office:value-type="string" office:string-value="-">
            <text:p>-</text:p>
          </table:table-cell>
          <table:table-cell table:style-name="ce37" table:formula="of:=IF(COUNTIF([Script.$C$2:.$C$30];[.G6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/>
          <table:table-cell table:style-name="ce29"/>
          <table:table-cell table:style-name="ce34" table:formula="of:=IF(COUNTIF([Script.$C$2:.$C$30];[.$A64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US_MIT#currentView=site_readiness">T2_US_MIT</text:a></text:p>
          </table:table-cell>
          <table:table-cell table:formula="of:=IF(COUNTIF([.$A$2:.$A$80];[.G64])&gt;0;&quot;-&quot;;&quot;X&quot;)" office:value-type="string" office:string-value="-">
            <text:p>-</text:p>
          </table:table-cell>
          <table:table-cell table:style-name="ce37" table:formula="of:=IF(COUNTIF([Script.$C$2:.$C$30];[.G64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/>
          <table:table-cell table:style-name="ce29"/>
          <table:table-cell table:style-name="ce34" table:formula="of:=IF(COUNTIF([Script.$C$2:.$C$30];[.$A65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US_Nebraska#currentView=site_readiness">T2_US_Nebraska</text:a></text:p>
          </table:table-cell>
          <table:table-cell table:formula="of:=IF(COUNTIF([.$A$2:.$A$80];[.G65])&gt;0;&quot;-&quot;;&quot;X&quot;)" office:value-type="string" office:string-value="-">
            <text:p>-</text:p>
          </table:table-cell>
          <table:table-cell table:style-name="ce37" table:formula="of:=IF(COUNTIF([Script.$C$2:.$C$30];[.G65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/>
          <table:table-cell table:number-columns-repeated="2"/>
          <table:table-cell table:style-name="ce29"/>
          <table:table-cell table:style-name="ce34" table:formula="of:=IF(COUNTIF([Script.$C$2:.$C$30];[.$A66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US_Purdue#currentView=site_readiness">T2_US_Purdue</text:a></text:p>
          </table:table-cell>
          <table:table-cell table:formula="of:=IF(COUNTIF([.$A$2:.$A$80];[.G66])&gt;0;&quot;-&quot;;&quot;X&quot;)" office:value-type="string" office:string-value="-">
            <text:p>-</text:p>
          </table:table-cell>
          <table:table-cell table:style-name="ce37" table:formula="of:=IF(COUNTIF([Script.$C$2:.$C$30];[.G6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/>
          <table:table-cell table:number-columns-repeated="2"/>
          <table:table-cell table:style-name="ce29"/>
          <table:table-cell table:style-name="ce34" table:formula="of:=IF(COUNTIF([Script.$C$2:.$C$30];[.$A67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US_UCSD#currentView=site_readiness">T2_US_UCSD</text:a></text:p>
          </table:table-cell>
          <table:table-cell table:formula="of:=IF(COUNTIF([.$A$2:.$A$80];[.G67])&gt;0;&quot;-&quot;;&quot;X&quot;)" office:value-type="string" office:string-value="-">
            <text:p>-</text:p>
          </table:table-cell>
          <table:table-cell table:style-name="ce37" table:formula="of:=IF(COUNTIF([Script.$C$2:.$C$30];[.G6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/>
          <table:table-cell table:number-columns-repeated="2"/>
          <table:table-cell table:style-name="ce29"/>
          <table:table-cell table:style-name="ce34" table:formula="of:=IF(COUNTIF([Script.$C$2:.$C$30];[.$A68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US_Vanderbilt#currentView=site_readiness">T2_US_Vanderbilt</text:a></text:p>
          </table:table-cell>
          <table:table-cell table:formula="of:=IF(COUNTIF([.$A$2:.$A$80];[.G68])&gt;0;&quot;-&quot;;&quot;X&quot;)" office:value-type="string" office:string-value="-">
            <text:p>-</text:p>
          </table:table-cell>
          <table:table-cell table:style-name="ce37" table:formula="of:=IF(COUNTIF([Script.$C$2:.$C$30];[.G6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/>
          <table:table-cell table:number-columns-repeated="2"/>
          <table:table-cell table:style-name="ce29"/>
          <table:table-cell table:style-name="ce34" table:formula="of:=IF(COUNTIF([Script.$C$2:.$C$30];[.$A69])&gt;0;&quot;X&quot;;&quot;-&quot;)" office:value-type="string" office:string-value="-">
            <text:p>-</text:p>
          </table:table-cell>
          <table:table-cell table:style-name="ce34"/>
          <table:table-cell table:style-name="ce9" office:value-type="string">
            <text:p><text:a xlink:href="http://dashb-ssb.cern.ch/dashboard/request.py/sitehistory?site=T2_US_Wisconsin#currentView=site_readiness">T2_US_Wisconsin</text:a></text:p>
          </table:table-cell>
          <table:table-cell table:formula="of:=IF(COUNTIF([.$A$2:.$A$80];[.G69])&gt;0;&quot;-&quot;;&quot;X&quot;)" office:value-type="string" office:string-value="-">
            <text:p>-</text:p>
          </table:table-cell>
          <table:table-cell table:style-name="ce37" table:formula="of:=IF(COUNTIF([Script.$C$2:.$C$30];[.G6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9">
          <table:table-cell table:number-columns-repeated="2"/>
          <table:table-cell table:style-name="Default"/>
          <table:table-cell table:number-columns-repeated="5"/>
          <table:table-cell table:style-name="ce37"/>
          <table:table-cell table:style-name="ce9" table:number-columns-repeated="7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ce17" table:number-columns-repeated="2"/>
          <table:table-cell table:style-name="ce9" table:number-columns-repeated="7"/>
        </table:table-row>
        <table:table-row table:style-name="ro9" table:number-rows-repeated="2">
          <table:table-cell table:number-columns-repeated="7"/>
          <table:table-cell table:style-name="ce17" table:number-columns-repeated="2"/>
          <table:table-cell table:style-name="ce9" table:number-columns-repeated="7"/>
        </table:table-row>
        <table:table-row table:style-name="ro9" table:number-rows-repeated="1048502">
          <table:table-cell table:number-columns-repeated="16"/>
        </table:table-row>
        <table:table-row table:style-name="ro9">
          <table:table-cell table:number-columns-repeated="16"/>
        </table:table-row>
      </table:table>
      <table:database-ranges>
        <table:database-range table:name="__Anonymous_Sheet_DB__1" table:target-range-address="'WR Stats'.I2:'WR Stats'.T19" table:contains-header="false">
          <table:sort>
            <table:sort-by table:field-number="4" table:data-type="automatic"/>
            <table:sort-by table:field-number="3" table:order="descending" table:data-type="automatic"/>
            <table:sort-by table:field-number="0" table:data-type="automatic"/>
          </table:sort>
        </table:database-range>
        <table:database-range table:name="__Anonymous_Sheet_DB__2" table:target-range-address="'workflow drain'.A1:'workflow drain'.I69" table:display-filter-buttons="true"/>
        <table:database-range table:name="__Anonymous_Sheet_DB__3" table:target-range-address="'WR Stats'.I1:'WR Stats'.T30" table:display-filter-buttons="true"/>
        <table:database-range table:target-range-address="Script.C1:Script.C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4P0" style:volatile="true">
      <number:currency-symbol>CHF</number:currency-symbol>
      <number:text> </number:text>
      <number:number number:decimal-places="2" number:min-integer-digits="1" number:grouping="true"/>
      <number:text> </number:text>
    </number:currency-style>
    <number:currency-style style:name="N124P1" style:volatile="true">
      <number:currency-symbol>CHF</number:currency-symbol>
      <number:text> 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day/>
      <number:text>-</number:text>
      <number:month number:textual="true"/>
    </number:date-style>
    <number:text-style style:name="N126">
      <number:text-content/>
      <style:map style:condition="value()&gt;=0" style:apply-style-name="N126P0"/>
    </number:text-style>
    <number:currency-style style:name="N130P0" style:volatile="true">
      <number:currency-symbol>JPY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JPY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JPY</number:currency-symbol>
      <number:text> -</number:text>
      <number:number number:decimal-places="0" number:min-integer-digits="0"/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">
      <number:currency-symbol number:language="ja" number:country="JP">¥</number:currency-symbol>
      <number:text> </number:text>
      <number:number number:decimal-places="2" number:min-integer-digits="1" number:grouping="true"/>
    </number:currency-style>
    <number:currency-style style:name="N132">
      <number:currency-symbol number:language="ja" number:country="JP">¥</number:currency-symbol>
      <number:number number:decimal-places="2" number:min-integer-digits="1" number:grouping="true"/>
    </number:currency-style>
    <number:currency-style style:name="N133">
      <number:currency-symbol number:language="ja" number:country="JP">¥</number:currency-symbol>
      <number:number number:decimal-places="0" number:min-integer-digits="1" number:grouping="true"/>
    </number:currency-style>
    <number:currency-style style:name="N137P0" style:volatile="true"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1" style:volatile="true">
      <number:text>-</number:text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2" style:volatile="true">
      <number:currency-symbol number:language="ja" number:country="JP">¥</number:currency-symbol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 number:language="zh" number:country="CN">¥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 number:language="zh" number:country="CN">¥</number:currency-symbol>
      <number:text>-</number:text>
      <number:number number:decimal-places="2" number:min-integer-digits="1" number:grouping="true"/>
      <number:text> </number:text>
    </number:currency-style>
    <number:currency-style style:name="N141P2" style:volatile="true">
      <number:currency-symbol number:language="zh" number:country="CN">¥</number:currency-symbol>
      <number:text>-</number:text>
      <number:number number:decimal-places="0" number:min-integer-digits="0"/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time-style style:name="N8146" number:language="en" number:country="US">
      <number:minutes number:style="long"/>
      <number:text>:</number:text>
      <number:seconds number:style="long"/>
    </number:time-style>
    <number:time-style style:name="N8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8" number:language="en" number:country="US">
      <number:minutes number:style="long"/>
      <number:text>:</number:text>
      <number:seconds number:style="long" number:decimal-places="1"/>
    </number:time-style>
    <number:number-style style:name="N8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9/03/2013</text:date>, <text:time>10:56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6:39:50</meta:creation-date>
    <dc:date>2013-09-03T10:56:09</dc:date>
    <meta:editing-duration>P1DT7H5M24S</meta:editing-duration>
    <meta:editing-cycles>133</meta:editing-cycles>
    <meta:generator>OpenOffice/4.0.0$Unix OpenOffice.org_project/400m3$Build-9702</meta:generator>
    <meta:document-statistic meta:table-count="4" meta:cell-count="1028" meta:object-count="0"/>
    <meta:user-defined meta:name=""/>
  </office:meta>
</office:document-meta>
</file>